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1395a" officeooo:paragraph-rsid="0001395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3b04ff"/>
    </style:style>
    <style:style style:name="P4" style:family="paragraph" style:parent-style-name="Standard">
      <style:paragraph-properties fo:line-height="150%" fo:text-align="justify" style:justify-single-word="false"/>
      <style:text-properties officeooo:paragraph-rsid="003cb08a"/>
    </style:style>
    <style:style style:name="P5" style:family="paragraph" style:parent-style-name="Standard">
      <style:paragraph-properties fo:line-height="150%" fo:text-align="justify" style:justify-single-word="false"/>
      <style:text-properties officeooo:rsid="0030d340" officeooo:paragraph-rsid="0030d340"/>
    </style:style>
    <style:style style:name="P6" style:family="paragraph" style:parent-style-name="Standard">
      <style:paragraph-properties fo:line-height="150%" fo:text-align="justify" style:justify-single-word="false"/>
      <style:text-properties officeooo:rsid="0032250d" officeooo:paragraph-rsid="0032250d"/>
    </style:style>
    <style:style style:name="P7" style:family="paragraph" style:parent-style-name="Standard">
      <style:paragraph-properties fo:line-height="150%" fo:text-align="justify" style:justify-single-word="false"/>
      <style:text-properties officeooo:rsid="003b04ff" officeooo:paragraph-rsid="003b04ff"/>
    </style:style>
    <style:style style:name="P8" style:family="paragraph" style:parent-style-name="Standard">
      <style:paragraph-properties fo:line-height="150%" fo:text-align="justify" style:justify-single-word="false"/>
      <style:text-properties officeooo:rsid="003b04ff" officeooo:paragraph-rsid="003cb08a"/>
    </style:style>
    <style:style style:name="P9" style:family="paragraph" style:parent-style-name="Standard">
      <style:paragraph-properties fo:line-height="150%" fo:text-align="justify" style:justify-single-word="false" fo:break-before="page"/>
    </style:style>
    <style:style style:name="P10" style:family="paragraph" style:parent-style-name="Standard">
      <style:paragraph-properties fo:margin-left="1.27cm" fo:margin-right="0cm" fo:line-height="150%" fo:text-align="justify" style:justify-single-word="false" fo:text-indent="0cm" style:auto-text-indent="false"/>
      <style:text-properties officeooo:rsid="0032250d" officeooo:paragraph-rsid="0032250d"/>
    </style:style>
    <style:style style:name="P11" style:family="paragraph" style:parent-style-name="Standard">
      <style:paragraph-properties fo:margin-left="1.27cm" fo:margin-right="0cm" fo:line-height="150%" fo:text-align="justify" style:justify-single-word="false" fo:text-indent="0cm" style:auto-text-indent="false"/>
      <style:text-properties officeooo:rsid="003578db" officeooo:paragraph-rsid="0038b2ef"/>
    </style:style>
    <style:style style:name="P12" style:family="paragraph" style:parent-style-name="Standard">
      <style:paragraph-properties fo:margin-left="1.27cm" fo:margin-right="0cm" fo:line-height="150%" fo:text-align="justify" style:justify-single-word="false" fo:text-indent="0cm" style:auto-text-indent="false"/>
      <style:text-properties officeooo:rsid="00411c2a" officeooo:paragraph-rsid="00411c2a"/>
    </style:style>
    <style:style style:name="P13" style:family="paragraph" style:parent-style-name="Standard">
      <style:paragraph-properties fo:margin-left="1.27cm" fo:margin-right="0cm" fo:line-height="150%" fo:text-align="justify" style:justify-single-word="false" fo:text-indent="0cm" style:auto-text-indent="false"/>
      <style:text-properties officeooo:rsid="00423d23" officeooo:paragraph-rsid="00423d23"/>
    </style:style>
    <style:style style:name="P14" style:family="paragraph" style:parent-style-name="Standard">
      <style:paragraph-properties fo:margin-left="0cm" fo:margin-right="0cm" fo:line-height="150%" fo:text-align="justify" style:justify-single-word="false" fo:text-indent="0cm" style:auto-text-indent="false"/>
      <style:text-properties officeooo:rsid="0032250d" officeooo:paragraph-rsid="0032250d"/>
    </style:style>
    <style:style style:name="P15"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578db"/>
    </style:style>
    <style:style style:name="P16"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8b2ef"/>
    </style:style>
    <style:style style:name="P17" style:family="paragraph" style:parent-style-name="Standard">
      <style:paragraph-properties fo:margin-left="2.54cm" fo:margin-right="0cm" fo:line-height="150%" fo:text-align="justify" style:justify-single-word="false" fo:text-indent="0cm" style:auto-text-indent="false"/>
      <style:text-properties officeooo:rsid="00411c2a" officeooo:paragraph-rsid="00411c2a"/>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paragraph-properties fo:line-height="150%" fo:text-align="justify" style:justify-single-word="false" fo:break-before="page"/>
    </style:style>
    <style:style style:name="P20" style:family="paragraph" style:parent-style-name="Heading_20_1">
      <style:paragraph-properties fo:line-height="150%" fo:text-align="justify" style:justify-single-word="false" fo:break-before="page"/>
      <style:text-properties officeooo:paragraph-rsid="001497d5"/>
    </style:style>
    <style:style style:name="P21" style:family="paragraph" style:parent-style-name="Heading_20_2">
      <style:paragraph-properties fo:line-height="150%" fo:text-align="justify" style:justify-single-word="false"/>
    </style:style>
    <style:style style:name="P22" style:family="paragraph" style:parent-style-name="Heading_20_2">
      <style:paragraph-properties fo:line-height="150%" fo:text-align="justify" style:justify-single-word="false"/>
      <style:text-properties officeooo:paragraph-rsid="001c9992"/>
    </style:style>
    <style:style style:name="P23" style:family="paragraph" style:parent-style-name="Heading_20_2">
      <style:paragraph-properties fo:line-height="150%" fo:text-align="justify" style:justify-single-word="false"/>
      <style:text-properties officeooo:paragraph-rsid="001a71bf"/>
    </style:style>
    <style:style style:name="P24" style:family="paragraph" style:parent-style-name="Heading_20_2">
      <style:paragraph-properties fo:line-height="150%" fo:text-align="justify" style:justify-single-word="false"/>
      <style:text-properties officeooo:paragraph-rsid="004dd215"/>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Heading_20_3">
      <style:paragraph-properties fo:line-height="150%" fo:text-align="justify" style:justify-single-word="false"/>
    </style:style>
    <style:style style:name="P28" style:family="paragraph" style:parent-style-name="Heading_20_3">
      <style:paragraph-properties fo:line-height="150%" fo:text-align="justify" style:justify-single-word="false"/>
      <style:text-properties officeooo:paragraph-rsid="001c9992"/>
    </style:style>
    <style:style style:name="P29" style:family="paragraph" style:parent-style-name="Heading_20_3">
      <style:paragraph-properties fo:line-height="150%" fo:text-align="justify" style:justify-single-word="false"/>
      <style:text-properties officeooo:paragraph-rsid="00224f4f"/>
    </style:style>
    <style:style style:name="P30" style:family="paragraph" style:parent-style-name="Heading_20_3">
      <style:paragraph-properties fo:line-height="150%" fo:text-align="justify" style:justify-single-word="false"/>
      <style:text-properties officeooo:paragraph-rsid="004dd215"/>
    </style:style>
    <style:style style:name="P31" style:family="paragraph" style:parent-style-name="Heading_20_3">
      <style:paragraph-properties fo:line-height="150%" fo:text-align="justify" style:justify-single-word="false"/>
      <style:text-properties officeooo:paragraph-rsid="00500368"/>
    </style:style>
    <style:style style:name="P32" style:family="paragraph" style:parent-style-name="Standard">
      <style:paragraph-properties fo:line-height="150%" fo:text-align="justify" style:justify-single-word="false"/>
    </style:style>
    <style:style style:name="P33" style:family="paragraph" style:parent-style-name="Standard" style:list-style-name="L1">
      <style:paragraph-properties fo:line-height="150%" fo:text-align="justify" style:justify-single-word="false"/>
    </style:style>
    <style:style style:name="P34" style:family="paragraph" style:parent-style-name="Standard" style:list-style-name="L1">
      <style:paragraph-properties fo:line-height="150%" fo:text-align="justify" style:justify-single-word="false"/>
      <style:text-properties officeooo:paragraph-rsid="003b04ff"/>
    </style:style>
    <style:style style:name="P35" style:family="paragraph" style:parent-style-name="Standard" style:list-style-name="L1">
      <style:paragraph-properties fo:line-height="150%" fo:text-align="justify" style:justify-single-word="false"/>
      <style:text-properties officeooo:paragraph-rsid="003cb08a"/>
    </style:style>
    <style:style style:name="P36" style:family="paragraph" style:parent-style-name="Standard" style:list-style-name="L1">
      <style:paragraph-properties fo:line-height="150%" fo:text-align="justify" style:justify-single-word="false"/>
      <style:text-properties officeooo:paragraph-rsid="003d9279"/>
    </style:style>
    <style:style style:name="P37" style:family="paragraph" style:parent-style-name="Standard" style:list-style-name="L1">
      <style:paragraph-properties fo:line-height="150%" fo:text-align="justify" style:justify-single-word="false"/>
      <style:text-properties officeooo:paragraph-rsid="0039b14e"/>
    </style:style>
    <style:style style:name="P38" style:family="paragraph" style:parent-style-name="Standard" style:list-style-name="L1">
      <style:paragraph-properties fo:line-height="150%" fo:text-align="justify" style:justify-single-word="false"/>
      <style:text-properties officeooo:paragraph-rsid="005af03e"/>
    </style:style>
    <style:style style:name="P39" style:family="paragraph" style:parent-style-name="Standard" style:list-style-name="L2">
      <style:paragraph-properties fo:line-height="150%" fo:text-align="justify" style:justify-single-word="false"/>
    </style:style>
    <style:style style:name="P40" style:family="paragraph" style:parent-style-name="Standard" style:list-style-name="L3">
      <style:paragraph-properties fo:line-height="150%" fo:text-align="justify" style:justify-single-word="false"/>
    </style:style>
    <style:style style:name="P41" style:family="paragraph" style:parent-style-name="Standard" style:list-style-name="L4">
      <style:paragraph-properties fo:line-height="150%" fo:text-align="justify" style:justify-single-word="false"/>
    </style:style>
    <style:style style:name="P42" style:family="paragraph" style:parent-style-name="Standard" style:list-style-name="L5">
      <style:paragraph-properties fo:line-height="150%" fo:text-align="justify" style:justify-single-word="false"/>
    </style:style>
    <style:style style:name="P43" style:family="paragraph" style:parent-style-name="Standard" style:list-style-name="">
      <style:paragraph-properties fo:line-height="150%" fo:text-align="justify" style:justify-single-word="false"/>
      <style:text-properties style:text-underline-style="none" officeooo:rsid="001a71bf" officeooo:paragraph-rsid="001c9992"/>
    </style:style>
    <style:style style:name="P44" style:family="paragraph" style:parent-style-name="Standard" style:list-style-name="">
      <style:paragraph-properties fo:line-height="150%" fo:text-align="justify" style:justify-single-word="false"/>
      <style:text-properties officeooo:rsid="001b81f5" officeooo:paragraph-rsid="001e6f06"/>
    </style:style>
    <style:style style:name="P45" style:family="paragraph" style:parent-style-name="Standard" style:list-style-name="">
      <style:paragraph-properties fo:line-height="150%" fo:text-align="justify" style:justify-single-word="false"/>
      <style:text-properties officeooo:rsid="001b81f5" officeooo:paragraph-rsid="001c9992"/>
    </style:style>
    <style:style style:name="P46" style:family="paragraph" style:parent-style-name="Standard" style:list-style-name="L1">
      <style:paragraph-properties fo:line-height="150%" fo:text-align="justify" style:justify-single-word="false"/>
      <style:text-properties officeooo:rsid="0039b14e" officeooo:paragraph-rsid="0039b14e"/>
    </style:style>
    <style:style style:name="P47" style:family="paragraph" style:parent-style-name="Standard" style:list-style-name="">
      <style:paragraph-properties fo:line-height="150%" fo:text-align="justify" style:justify-single-word="false"/>
      <style:text-properties officeooo:rsid="000b6501" officeooo:paragraph-rsid="001b81f5"/>
    </style:style>
    <style:style style:name="P48" style:family="paragraph" style:parent-style-name="Standard" style:list-style-name="">
      <style:paragraph-properties fo:line-height="150%" fo:text-align="justify" style:justify-single-word="false"/>
      <style:text-properties officeooo:rsid="001560ff" officeooo:paragraph-rsid="001a71bf"/>
    </style:style>
    <style:style style:name="P49" style:family="paragraph" style:parent-style-name="Standard" style:list-style-name="L1">
      <style:paragraph-properties fo:line-height="150%" fo:text-align="justify" style:justify-single-word="false"/>
      <style:text-properties officeooo:rsid="0041111c" officeooo:paragraph-rsid="0041111c"/>
    </style:style>
    <style:style style:name="P50" style:family="paragraph" style:parent-style-name="Standard" style:list-style-name="">
      <style:paragraph-properties fo:line-height="150%" fo:text-align="justify" style:justify-single-word="false"/>
      <style:text-properties officeooo:rsid="0027682f" officeooo:paragraph-rsid="0027682f"/>
    </style:style>
    <style:style style:name="P51" style:family="paragraph" style:parent-style-name="Standard" style:list-style-name="L1">
      <style:paragraph-properties fo:line-height="150%" fo:text-align="justify" style:justify-single-word="false"/>
      <style:text-properties officeooo:rsid="003b04ff" officeooo:paragraph-rsid="003b04ff"/>
    </style:style>
    <style:style style:name="P52" style:family="paragraph" style:parent-style-name="Standard" style:list-style-name="L1">
      <style:paragraph-properties fo:line-height="150%" fo:text-align="justify" style:justify-single-word="false"/>
      <style:text-properties officeooo:rsid="003b04ff" officeooo:paragraph-rsid="003cb08a"/>
    </style:style>
    <style:style style:name="P53" style:family="paragraph" style:parent-style-name="Standard" style:list-style-name="">
      <style:paragraph-properties fo:line-height="150%" fo:text-align="justify" style:justify-single-word="false"/>
      <style:text-properties officeooo:rsid="0021ec8a" officeooo:paragraph-rsid="0021ec8a"/>
    </style:style>
    <style:style style:name="P54" style:family="paragraph" style:parent-style-name="Standard" style:list-style-name="">
      <style:paragraph-properties fo:line-height="150%" fo:text-align="justify" style:justify-single-word="false"/>
      <style:text-properties officeooo:rsid="001c9992" officeooo:paragraph-rsid="001c9992"/>
    </style:style>
    <style:style style:name="P55" style:family="paragraph" style:parent-style-name="Standard" style:list-style-name="">
      <style:paragraph-properties fo:line-height="150%" fo:text-align="justify" style:justify-single-word="false"/>
      <style:text-properties officeooo:rsid="002d0ff3" officeooo:paragraph-rsid="002d0ff3"/>
    </style:style>
    <style:style style:name="P56" style:family="paragraph" style:parent-style-name="Standard">
      <style:paragraph-properties fo:line-height="150%" fo:text-align="justify" style:justify-single-word="false"/>
      <style:text-properties officeooo:rsid="0043d816" officeooo:paragraph-rsid="0043d816"/>
    </style:style>
    <style:style style:name="P57" style:family="paragraph" style:parent-style-name="Standard" style:list-style-name="L6">
      <style:paragraph-properties fo:line-height="150%" fo:text-align="justify" style:justify-single-word="false"/>
      <style:text-properties officeooo:rsid="00454030" officeooo:paragraph-rsid="00454030"/>
    </style:style>
    <style:style style:name="P58" style:family="paragraph" style:parent-style-name="Standard">
      <style:paragraph-properties fo:line-height="150%" fo:text-align="justify" style:justify-single-word="false"/>
      <style:text-properties officeooo:rsid="00454030" officeooo:paragraph-rsid="00475b1a"/>
    </style:style>
    <style:style style:name="P59" style:family="paragraph" style:parent-style-name="Standard">
      <style:paragraph-properties fo:line-height="150%" fo:text-align="justify" style:justify-single-word="false"/>
      <style:text-properties officeooo:rsid="00454030" officeooo:paragraph-rsid="00495e4a"/>
    </style:style>
    <style:style style:name="P60" style:family="paragraph" style:parent-style-name="Standard" style:list-style-name="L7">
      <style:paragraph-properties fo:line-height="150%" fo:text-align="justify" style:justify-single-word="false"/>
      <style:text-properties officeooo:rsid="00492441" officeooo:paragraph-rsid="00492441"/>
    </style:style>
    <style:style style:name="P61" style:family="paragraph" style:parent-style-name="Standard" style:list-style-name="L8">
      <style:paragraph-properties fo:line-height="150%" fo:text-align="justify" style:justify-single-word="false"/>
      <style:text-properties officeooo:rsid="00423d23" officeooo:paragraph-rsid="004a1564"/>
    </style:style>
    <style:style style:name="P62" style:family="paragraph" style:parent-style-name="Standard" style:list-style-name="L8">
      <style:paragraph-properties fo:line-height="150%" fo:text-align="justify" style:justify-single-word="false"/>
      <style:text-properties officeooo:rsid="00423d23" officeooo:paragraph-rsid="004b0781"/>
    </style:style>
    <style:style style:name="P63" style:family="paragraph" style:parent-style-name="Standard" style:list-style-name="L8">
      <style:paragraph-properties fo:line-height="150%" fo:text-align="justify" style:justify-single-word="false"/>
      <style:text-properties officeooo:rsid="00423d23" officeooo:paragraph-rsid="004d5476"/>
    </style:style>
    <style:style style:name="P64" style:family="paragraph" style:parent-style-name="Standard">
      <style:paragraph-properties fo:line-height="150%" fo:text-align="justify" style:justify-single-word="false"/>
      <style:text-properties officeooo:rsid="0030d340" officeooo:paragraph-rsid="004dd215"/>
    </style:style>
    <style:style style:name="P65" style:family="paragraph" style:parent-style-name="Standard">
      <style:paragraph-properties fo:line-height="150%" fo:text-align="justify" style:justify-single-word="false"/>
      <style:text-properties officeooo:rsid="0030d340" officeooo:paragraph-rsid="00500368"/>
    </style:style>
    <style:style style:name="P66" style:family="paragraph" style:parent-style-name="Standard">
      <style:paragraph-properties fo:line-height="150%" fo:text-align="justify" style:justify-single-word="false"/>
      <style:text-properties officeooo:rsid="0030d340" officeooo:paragraph-rsid="00554a3e"/>
    </style:style>
    <style:style style:name="P67" style:family="paragraph" style:parent-style-name="Standard">
      <style:paragraph-properties fo:line-height="150%" fo:text-align="justify" style:justify-single-word="false"/>
      <style:text-properties officeooo:rsid="0030d340" officeooo:paragraph-rsid="00572179"/>
    </style:style>
    <style:style style:name="P68" style:family="paragraph" style:parent-style-name="Standard">
      <style:paragraph-properties fo:line-height="150%" fo:text-align="justify" style:justify-single-word="false"/>
      <style:text-properties officeooo:rsid="0030d340" officeooo:paragraph-rsid="005eea06"/>
    </style:style>
    <style:style style:name="P69" style:family="paragraph" style:parent-style-name="Standard">
      <style:paragraph-properties fo:line-height="150%" fo:text-align="justify" style:justify-single-word="false"/>
      <style:text-properties officeooo:rsid="0030d340" officeooo:paragraph-rsid="005f4805"/>
    </style:style>
    <style:style style:name="P70" style:family="paragraph" style:parent-style-name="Standard" style:list-style-name="L1">
      <style:paragraph-properties fo:line-height="150%" fo:text-align="justify" style:justify-single-word="false"/>
      <style:text-properties officeooo:rsid="004e2809" officeooo:paragraph-rsid="004e2809"/>
    </style:style>
    <style:style style:name="P71" style:family="paragraph" style:parent-style-name="Standard" style:list-style-name="L1">
      <style:paragraph-properties fo:line-height="150%" fo:text-align="justify" style:justify-single-word="false"/>
      <style:text-properties officeooo:rsid="004e2809" officeooo:paragraph-rsid="004fc00c"/>
    </style:style>
    <style:style style:name="P72" style:family="paragraph" style:parent-style-name="Standard">
      <style:paragraph-properties fo:line-height="150%" fo:text-align="justify" style:justify-single-word="false"/>
      <style:text-properties officeooo:rsid="0052fdb1" officeooo:paragraph-rsid="0052fdb1"/>
    </style:style>
    <style:style style:name="P73" style:family="paragraph" style:parent-style-name="Standard">
      <style:paragraph-properties fo:line-height="150%" fo:text-align="justify" style:justify-single-word="false"/>
      <style:text-properties officeooo:rsid="00563683" officeooo:paragraph-rsid="00563683"/>
    </style:style>
    <style:style style:name="P74" style:family="paragraph" style:parent-style-name="Standard">
      <style:paragraph-properties fo:line-height="150%" fo:text-align="justify" style:justify-single-word="false"/>
      <style:text-properties officeooo:rsid="0058cdac" officeooo:paragraph-rsid="0058cdac"/>
    </style:style>
    <style:style style:name="P75" style:family="paragraph" style:parent-style-name="Standard" style:list-style-name="L1">
      <style:paragraph-properties fo:line-height="150%" fo:text-align="justify" style:justify-single-word="false"/>
      <style:text-properties officeooo:rsid="0058cdac" officeooo:paragraph-rsid="005af03e"/>
    </style:style>
    <style:style style:name="P76" style:family="paragraph" style:parent-style-name="Standard">
      <style:paragraph-properties fo:line-height="150%" fo:text-align="justify" style:justify-single-word="false"/>
      <style:text-properties officeooo:rsid="0058cdac" officeooo:paragraph-rsid="005af03e"/>
    </style:style>
    <style:style style:name="P77" style:family="paragraph" style:parent-style-name="Standard">
      <style:paragraph-properties fo:line-height="150%" fo:text-align="justify" style:justify-single-word="false"/>
      <style:text-properties officeooo:rsid="005f4805" officeooo:paragraph-rsid="005f4805"/>
    </style:style>
    <style:style style:name="T1" style:family="text">
      <style:text-properties fo:font-style="italic" style:font-style-asian="italic" style:font-style-complex="italic"/>
    </style:style>
    <style:style style:name="T2" style:family="text">
      <style:text-properties fo:font-style="italic" officeooo:rsid="00380919" style:font-style-asian="italic" style:font-style-complex="italic"/>
    </style:style>
    <style:style style:name="T3" style:family="text">
      <style:text-properties fo:font-style="italic" style:text-underline-style="none" fo:font-weight="normal" officeooo:rsid="00454030" style:font-style-asian="italic" style:font-weight-asian="normal" style:font-style-complex="italic" style:font-weight-complex="normal"/>
    </style:style>
    <style:style style:name="T4" style:family="text">
      <style:text-properties officeooo:rsid="000975d0"/>
    </style:style>
    <style:style style:name="T5" style:family="text">
      <style:text-properties fo:font-style="normal" style:font-style-asian="normal" style:font-style-complex="normal"/>
    </style:style>
    <style:style style:name="T6" style:family="text">
      <style:text-properties officeooo:rsid="0011e6b2"/>
    </style:style>
    <style:style style:name="T7" style:family="text">
      <style:text-properties officeooo:rsid="0012e445"/>
    </style:style>
    <style:style style:name="T8" style:family="text">
      <style:text-properties officeooo:rsid="001497d5"/>
    </style:style>
    <style:style style:name="T9" style:family="text">
      <style:text-properties fo:font-weight="bold" style:font-weight-asian="bold" style:font-weight-complex="bold"/>
    </style:style>
    <style:style style:name="T10" style:family="text">
      <style:text-properties fo:font-weight="bold" officeooo:rsid="001bbe27" style:font-weight-asian="bold" style:font-weight-complex="bold"/>
    </style:style>
    <style:style style:name="T11" style:family="text">
      <style:text-properties fo:font-weight="bold" officeooo:rsid="001c9992" style:font-weight-asian="bold" style:font-weight-complex="bold"/>
    </style:style>
    <style:style style:name="T12" style:family="text">
      <style:text-properties fo:font-weight="bold" officeooo:rsid="001e6f06" style:font-weight-asian="bold" style:font-weight-complex="bold"/>
    </style:style>
    <style:style style:name="T13" style:family="text">
      <style:text-properties fo:font-weight="bold" officeooo:rsid="00224f4f" style:font-weight-asian="bold" style:font-weight-complex="bold"/>
    </style:style>
    <style:style style:name="T14" style:family="text">
      <style:text-properties fo:font-weight="bold" officeooo:rsid="00237d87" style:font-weight-asian="bold" style:font-weight-complex="bold"/>
    </style:style>
    <style:style style:name="T15" style:family="text">
      <style:text-properties fo:font-weight="bold" officeooo:rsid="003cb08a" style:font-weight-asian="bold" style:font-weight-complex="bold"/>
    </style:style>
    <style:style style:name="T16" style:family="text">
      <style:text-properties officeooo:rsid="00181419"/>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81419"/>
    </style:style>
    <style:style style:name="T19" style:family="text">
      <style:text-properties style:text-underline-style="none" officeooo:rsid="00181419"/>
    </style:style>
    <style:style style:name="T20" style:family="text">
      <style:text-properties style:text-underline-style="none" officeooo:rsid="00196928"/>
    </style:style>
    <style:style style:name="T21" style:family="text">
      <style:text-properties style:text-underline-style="none" fo:font-weight="normal" officeooo:rsid="0027682f" style:font-weight-asian="normal" style:font-weight-complex="normal"/>
    </style:style>
    <style:style style:name="T22" style:family="text">
      <style:text-properties officeooo:rsid="001a71bf"/>
    </style:style>
    <style:style style:name="T23" style:family="text">
      <style:text-properties officeooo:rsid="001b81f5"/>
    </style:style>
    <style:style style:name="T24" style:family="text">
      <style:text-properties officeooo:rsid="001bbe27"/>
    </style:style>
    <style:style style:name="T25" style:family="text">
      <style:text-properties officeooo:rsid="001c9992"/>
    </style:style>
    <style:style style:name="T26" style:family="text">
      <style:text-properties officeooo:rsid="001e6f06"/>
    </style:style>
    <style:style style:name="T27" style:family="text">
      <style:text-properties officeooo:rsid="00224f4f"/>
    </style:style>
    <style:style style:name="T28" style:family="text">
      <style:text-properties officeooo:rsid="00251764"/>
    </style:style>
    <style:style style:name="T29" style:family="text">
      <style:text-properties officeooo:rsid="00288f9c"/>
    </style:style>
    <style:style style:name="T30" style:family="text">
      <style:text-properties officeooo:rsid="002a9468"/>
    </style:style>
    <style:style style:name="T31" style:family="text">
      <style:text-properties officeooo:rsid="002dfd1c"/>
    </style:style>
    <style:style style:name="T32" style:family="text">
      <style:text-properties officeooo:rsid="002e0162"/>
    </style:style>
    <style:style style:name="T33" style:family="text">
      <style:text-properties officeooo:rsid="0033fe74"/>
    </style:style>
    <style:style style:name="T34" style:family="text">
      <style:text-properties officeooo:rsid="003578db"/>
    </style:style>
    <style:style style:name="T35" style:family="text">
      <style:text-properties officeooo:rsid="00380919"/>
    </style:style>
    <style:style style:name="T36" style:family="text">
      <style:text-properties officeooo:rsid="0038b2ef"/>
    </style:style>
    <style:style style:name="T37" style:family="text">
      <style:text-properties officeooo:rsid="0039b14e"/>
    </style:style>
    <style:style style:name="T38" style:family="text">
      <style:text-properties officeooo:rsid="003b04ff"/>
    </style:style>
    <style:style style:name="T39" style:family="text">
      <style:text-properties officeooo:rsid="003cb08a"/>
    </style:style>
    <style:style style:name="T40" style:family="text">
      <style:text-properties officeooo:rsid="003d9279"/>
    </style:style>
    <style:style style:name="T41" style:family="text">
      <style:text-properties officeooo:rsid="003ecc9b"/>
    </style:style>
    <style:style style:name="T42" style:family="text">
      <style:text-properties officeooo:rsid="003f2870"/>
    </style:style>
    <style:style style:name="T43" style:family="text">
      <style:text-properties officeooo:rsid="003fb13a"/>
    </style:style>
    <style:style style:name="T44" style:family="text">
      <style:text-properties officeooo:rsid="0041111c"/>
    </style:style>
    <style:style style:name="T45" style:family="text">
      <style:text-properties officeooo:rsid="00423d23"/>
    </style:style>
    <style:style style:name="T46" style:family="text">
      <style:text-properties officeooo:rsid="00454030"/>
    </style:style>
    <style:style style:name="T47" style:family="text">
      <style:text-properties officeooo:rsid="00475b1a"/>
    </style:style>
    <style:style style:name="T48" style:family="text">
      <style:text-properties officeooo:rsid="00492441"/>
    </style:style>
    <style:style style:name="T49" style:family="text">
      <style:text-properties officeooo:rsid="00495e4a"/>
    </style:style>
    <style:style style:name="T50" style:family="text">
      <style:text-properties officeooo:rsid="004a1564"/>
    </style:style>
    <style:style style:name="T51" style:family="text">
      <style:text-properties officeooo:rsid="004b0781"/>
    </style:style>
    <style:style style:name="T52" style:family="text">
      <style:text-properties officeooo:rsid="004d5476"/>
    </style:style>
    <style:style style:name="T53" style:family="text">
      <style:text-properties officeooo:rsid="004dd215"/>
    </style:style>
    <style:style style:name="T54" style:family="text">
      <style:text-properties officeooo:rsid="004f3ff7"/>
    </style:style>
    <style:style style:name="T55" style:family="text">
      <style:text-properties officeooo:rsid="00500368"/>
    </style:style>
    <style:style style:name="T56" style:family="text">
      <style:text-properties officeooo:rsid="00511c11"/>
    </style:style>
    <style:style style:name="T57" style:family="text">
      <style:text-properties officeooo:rsid="00524534"/>
    </style:style>
    <style:style style:name="T58" style:family="text">
      <style:text-properties officeooo:rsid="0052fdb1"/>
    </style:style>
    <style:style style:name="T59" style:family="text">
      <style:text-properties officeooo:rsid="00532025"/>
    </style:style>
    <style:style style:name="T60" style:family="text">
      <style:text-properties officeooo:rsid="00554a3e"/>
    </style:style>
    <style:style style:name="T61" style:family="text">
      <style:text-properties officeooo:rsid="00563683"/>
    </style:style>
    <style:style style:name="T62" style:family="text">
      <style:text-properties officeooo:rsid="00572179"/>
    </style:style>
    <style:style style:name="T63" style:family="text">
      <style:text-properties officeooo:rsid="005a63d1"/>
    </style:style>
    <style:style style:name="T64" style:family="text">
      <style:text-properties officeooo:rsid="005af03e"/>
    </style:style>
    <style:style style:name="T65" style:family="text">
      <style:text-properties officeooo:rsid="005ced99"/>
    </style:style>
    <style:style style:name="T66" style:family="text">
      <style:text-properties officeooo:rsid="005f480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ional</text:p>
      <text:p text:style-name="P1"/>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_Toc81_3686475242" text:style-name="Index_20_Link" text:visited-style-name="Index_20_Link">1. Backend: Modelos, vistas, controladores y servicios<text:tab/>2</text:a></text:p>
          <text:p text:style-name="P26"><text:a xlink:type="simple" xlink:href="#__RefHeading___Toc143_3686475242" text:style-name="Index_20_Link" text:visited-style-name="Index_20_Link">1.1. Controladores<text:tab/>2</text:a></text:p>
          <text:p text:style-name="P25"><text:a xlink:type="simple" xlink:href="#__RefHeading___Toc85_368647524211" text:style-name="Index_20_Link" text:visited-style-name="Index_20_Link">1.1.1. Inicio de sesión y restablecer contraseña<text:tab/>2</text:a></text:p>
          <text:p text:style-name="P25"><text:a xlink:type="simple" xlink:href="#__RefHeading___Toc159_3686475242" text:style-name="Index_20_Link" text:visited-style-name="Index_20_Link">1.1.2. Página principal<text:tab/>2</text:a></text:p>
          <text:p text:style-name="P26"><text:a xlink:type="simple" xlink:href="#__RefHeading___Toc173_3686475242" text:style-name="Index_20_Link" text:visited-style-name="Index_20_Link">1.2. Modelos<text:tab/>2</text:a></text:p>
          <text:p text:style-name="P25"><text:a xlink:type="simple" xlink:href="#__RefHeading___Toc85_36864752421" text:style-name="Index_20_Link" text:visited-style-name="Index_20_Link">1.2.1. Datos del usuario<text:tab/>2</text:a></text:p>
          <text:p text:style-name="P25"><text:a xlink:type="simple" xlink:href="#__RefHeading___Toc183_3686475242" text:style-name="Index_20_Link" text:visited-style-name="Index_20_Link">1.2.2. Mensaje<text:tab/>3</text:a></text:p>
          <text:p text:style-name="P25"><text:a xlink:type="simple" xlink:href="#__RefHeading___Toc193_3686475242" text:style-name="Index_20_Link" text:visited-style-name="Index_20_Link">1.2.3. Datos de la respuesta<text:tab/>3</text:a></text:p>
          <text:p text:style-name="P25"><text:a xlink:type="simple" xlink:href="#__RefHeading___Toc201_3686475242" text:style-name="Index_20_Link" text:visited-style-name="Index_20_Link">1.2.4. Datos para restablecer contraseña<text:tab/>3</text:a></text:p>
          <text:p text:style-name="P25"><text:a xlink:type="simple" xlink:href="#__RefHeading___Toc215_3686475242" text:style-name="Index_20_Link" text:visited-style-name="Index_20_Link">1.2.5. Modelo para conexión con la base de datos<text:tab/>4</text:a></text:p>
          <text:p text:style-name="P25"><text:a xlink:type="simple" xlink:href="#__RefHeading___Toc1110_3648176064" text:style-name="Index_20_Link" text:visited-style-name="Index_20_Link">1.2.6. Condiciones para base de datos<text:tab/>4</text:a></text:p>
          <text:p text:style-name="P25"><text:a xlink:type="simple" xlink:href="#__RefHeading___Toc1112_3648176064" text:style-name="Index_20_Link" text:visited-style-name="Index_20_Link">1.2.7. Filtros para base de datos<text:tab/>4</text:a></text:p>
          <text:p text:style-name="P26"><text:a xlink:type="simple" xlink:href="#__RefHeading___Toc229_3686475242" text:style-name="Index_20_Link" text:visited-style-name="Index_20_Link">1.3. Vistas<text:tab/>4</text:a></text:p>
          <text:p text:style-name="P25"><text:a xlink:type="simple" xlink:href="#__RefHeading___Toc231_3686475242" text:style-name="Index_20_Link" text:visited-style-name="Index_20_Link">1.3.1. Inicio de sesión y restablecer contraseña<text:tab/>4</text:a></text:p>
          <text:p text:style-name="P25"><text:a xlink:type="simple" xlink:href="#__RefHeading___Toc241_3686475242" text:style-name="Index_20_Link" text:visited-style-name="Index_20_Link">1.3.2. Página de inicio<text:tab/>5</text:a></text:p>
          <text:p text:style-name="P26"><text:a xlink:type="simple" xlink:href="#__RefHeading___Toc251_3686475242" text:style-name="Index_20_Link" text:visited-style-name="Index_20_Link">1.4. Servicios<text:tab/>5</text:a></text:p>
          <text:p text:style-name="P25"><text:a xlink:type="simple" xlink:href="#__RefHeading___Toc253_3686475242" text:style-name="Index_20_Link" text:visited-style-name="Index_20_Link">1.4.1. Servicio para comprobar datos de los usuarios<text:tab/>5</text:a></text:p>
          <text:p text:style-name="P18"><text:a xlink:type="simple" xlink:href="#__RefHeading___Toc277_3686475242" text:style-name="Index_20_Link" text:visited-style-name="Index_20_Link">2. Frontend: Controladores y servicios<text:tab/>6</text:a></text:p>
          <text:p text:style-name="P26"><text:a xlink:type="simple" xlink:href="#__RefHeading___Toc279_3686475242" text:style-name="Index_20_Link" text:visited-style-name="Index_20_Link">2.1. Controladores<text:tab/>6</text:a></text:p>
          <text:p text:style-name="P25"><text:a xlink:type="simple" xlink:href="#__RefHeading___Toc281_3686475242" text:style-name="Index_20_Link" text:visited-style-name="Index_20_Link">2.1.1. Inicio de sesión y restablecer contraseña<text:tab/>6</text:a></text:p>
          <text:p text:style-name="P26"><text:a xlink:type="simple" xlink:href="#__RefHeading___Toc307_3686475242" text:style-name="Index_20_Link" text:visited-style-name="Index_20_Link">2.2. Servicios<text:tab/>6</text:a></text:p>
          <text:p text:style-name="P25"><text:a xlink:type="simple" xlink:href="#__RefHeading___Toc309_3686475242" text:style-name="Index_20_Link" text:visited-style-name="Index_20_Link">2.2.1. Inicio de sesión y restablecer contraseña<text:tab/>6</text:a></text:p>
          <text:p text:style-name="P18"><text:a xlink:type="simple" xlink:href="#__RefHeading___Toc327_3686475242" text:style-name="Index_20_Link" text:visited-style-name="Index_20_Link">3. Funcionalidades<text:tab/>7</text:a></text:p>
          <text:p text:style-name="P26"><text:a xlink:type="simple" xlink:href="#__RefHeading___Toc329_3686475242" text:style-name="Index_20_Link" text:visited-style-name="Index_20_Link">3.1. CuentasController<text:tab/>7</text:a></text:p>
          <text:p text:style-name="P25"><text:a xlink:type="simple" xlink:href="#__RefHeading___Toc1344_827001264" text:style-name="Index_20_Link" text:visited-style-name="Index_20_Link">3.1.1. Constructor<text:tab/>7</text:a></text:p>
          <text:p text:style-name="P25"><text:a xlink:type="simple" xlink:href="#__RefHeading___Toc331_3686475242" text:style-name="Index_20_Link" text:visited-style-name="Index_20_Link">3.1.2. IniciarSesion<text:tab/>7</text:a></text:p>
          <text:p text:style-name="P25"><text:a xlink:type="simple" xlink:href="#__RefHeading___Toc1038_786410394" text:style-name="Index_20_Link" text:visited-style-name="Index_20_Link">3.1.3. Identificarse<text:tab/>7</text:a></text:p>
          <text:p text:style-name="P25"><text:a xlink:type="simple" xlink:href="#__RefHeading___Toc1040_786410394" text:style-name="Index_20_Link" text:visited-style-name="Index_20_Link">3.1.4. EnviarCodigoSeguridad<text:tab/>7</text:a></text:p>
          <text:p text:style-name="P25"><text:a xlink:type="simple" xlink:href="#__RefHeading___Toc1114_3648176064" text:style-name="Index_20_Link" text:visited-style-name="Index_20_Link">3.1.5. CambiarContrasena<text:tab/>9</text:a></text:p>
          <text:p text:style-name="P26"><text:a xlink:type="simple" xlink:href="#__RefHeading___Toc1346_827001264" text:style-name="Index_20_Link" text:visited-style-name="Index_20_Link">3.2. CuentasService<text:tab/>10</text:a></text:p>
          <text:p text:style-name="P25"><text:a xlink:type="simple" xlink:href="#__RefHeading___Toc331_36864752421" text:style-name="Index_20_Link" text:visited-style-name="Index_20_Link">3.2.1. ObtenerUsuario por condiciones<text:tab/>10</text:a></text:p>
          <text:p text:style-name="P25"><text:a xlink:type="simple" xlink:href="#__RefHeading___Toc1348_827001264" text:style-name="Index_20_Link" text:visited-style-name="Index_20_Link">3.2.2. ObtenerUsuario por IdUsuario y por FiltroDb<text:tab/>11</text:a></text:p>
          <text:p text:style-name="P25"><text:a xlink:type="simple" xlink:href="#__RefHeading___Toc1350_827001264" text:style-name="Index_20_Link" text:visited-style-name="Index_20_Link">3.2.3. ComprobarCorreoElectronico<text:tab/>11</text:a></text:p>
          <text:p text:style-name="P25"><text:a xlink:type="simple" xlink:href="#__RefHeading___Toc1352_827001264" text:style-name="Index_20_Link" text:visited-style-name="Index_20_Link">3.2.4. GuardarCodigoSeguridad<text:tab/>11</text:a></text:p>
          <text:p text:style-name="P25"><text:a xlink:type="simple" xlink:href="#__RefHeading___Toc1354_827001264" text:style-name="Index_20_Link" text:visited-style-name="Index_20_Link">3.2.5. ComprobarCodigoSeguridad<text:tab/>12</text:a></text:p>
        </text:index-body>
      </text:table-of-content>
      <text:p text:style-name="P1"/>
      <text:h text:style-name="P20" text:outline-level="1"><text:bookmark-start text:name="__RefHeading___Toc81_3686475242"/>1. <text:span text:style-name="T8">Backend: Modelos, vistas, controladores y servicios</text:span><text:bookmark-end text:name="__RefHeading___Toc81_3686475242"/></text:h>
      <text:h text:style-name="P22" text:outline-level="2"><text:bookmark-start text:name="__RefHeading___Toc143_3686475242"/>1.1. <text:span text:style-name="T25">Controladores</text:span><text:bookmark-end text:name="__RefHeading___Toc143_3686475242"/></text:h>
      <text:h text:style-name="P28" text:outline-level="3"><text:bookmark-start text:name="__RefHeading___Toc85_368647524211"/>1.1.1. <text:span text:style-name="T25">Inicio de sesión y restablecer contraseña</text:span><text:bookmark-end text:name="__RefHeading___Toc85_368647524211"/></text:h>
      <text:p text:style-name="P2"><text:bookmark-start text:name="__RefHeading___Toc145_3686475242"/>Nombre del <text:span text:style-name="T25">controlador</text:span>: <text:span text:style-name="T11">CuentasController</text:span><text:bookmark-end text:name="__RefHeading___Toc145_3686475242"/></text:p>
      <text:p text:style-name="P2"><text:bookmark-start text:name="__RefHeading___Toc147_3686475242"/>Extensión: <text:span text:style-name="T14">cs</text:span><text:bookmark-end text:name="__RefHeading___Toc147_3686475242"/></text:p>
      <text:p text:style-name="P2"><text:bookmark-start text:name="__RefHeading___Toc149_3686475242"/>Campos:<text:bookmark-end text:name="__RefHeading___Toc149_3686475242"/></text:p>
      <text:list xml:id="list1280038220" text:style-name="L1">
        <text:list-item>
          <text:p text:style-name="P71"><text:span text:style-name="T54">Service </text:span>(<text:span text:style-name="T54">CuentasService</text:span>) (readonly).</text:p>
        </text:list-item>
      </text:list>
      <text:p text:style-name="P2"><text:bookmark-start text:name="__RefHeading___Toc151_3686475242"/>Funciones:<text:bookmark-end text:name="__RefHeading___Toc151_3686475242"/></text:p>
      <text:list xml:id="list134030308695986" text:continue-numbering="true" text:style-name="L1">
        <text:list-item>
          <text:p text:style-name="P70">CuentasController()</text:p>
        </text:list-item>
        <text:list-item>
          <text:p text:style-name="P33"><text:span text:style-name="T25">IniciarSesion</text:span>() : <text:span text:style-name="T25">IActionResult</text:span></text:p>
        </text:list-item>
        <text:list-item>
          <text:p text:style-name="P33"><text:bookmark-start text:name="__RefHeading___Toc153_3686475242"/>Identificarse([FromBody] Usuario datosUsuario) : <text:span text:style-name="T25">IActionResult</text:span><text:bookmark-end text:name="__RefHeading___Toc153_3686475242"/></text:p>
        </text:list-item>
        <text:list-item>
          <text:p text:style-name="P33"><text:bookmark-start text:name="__RefHeading___Toc155_3686475242"/>EnviarCodigoSeguridad(<text:span text:style-name="T25">[FromBody]</text:span>) string correoElectronico) : <text:span text:style-name="T25">IActionResult</text:span><text:bookmark-end text:name="__RefHeading___Toc155_3686475242"/></text:p>
        </text:list-item>
        <text:list-item>
          <text:p text:style-name="P33"><text:bookmark-start text:name="__RefHeading___Toc157_3686475242"/>CambiarContrasena(<text:span text:style-name="T25">[FromBody] dynamic cambioContrasena</text:span>) : <text:span text:style-name="T25">IActionResult</text:span><text:bookmark-end text:name="__RefHeading___Toc157_3686475242"/></text:p>
        </text:list-item>
      </text:list>
      <text:h text:style-name="P43" text:outline-level="1"/>
      <text:h text:style-name="P27" text:outline-level="3"><text:bookmark-start text:name="__RefHeading___Toc159_3686475242"/>1.1.2. Página principal<text:bookmark-end text:name="__RefHeading___Toc159_3686475242"/></text:h>
      <text:p text:style-name="P2"><text:bookmark-start text:name="__RefHeading___Toc161_3686475242"/>Nombre del <text:span text:style-name="T25">controlador</text:span>: <text:span text:style-name="T12">HomeController</text:span><text:bookmark-end text:name="__RefHeading___Toc161_3686475242"/></text:p>
      <text:p text:style-name="P2"><text:bookmark-start text:name="__RefHeading___Toc163_3686475242"/>Extensión: <text:span text:style-name="T14">cs</text:span><text:bookmark-end text:name="__RefHeading___Toc163_3686475242"/></text:p>
      <text:p text:style-name="P2"><text:bookmark-start text:name="__RefHeading___Toc165_3686475242"/>Campos:<text:bookmark-end text:name="__RefHeading___Toc165_3686475242"/></text:p>
      <text:p text:style-name="P2"><text:bookmark-start text:name="__RefHeading___Toc167_3686475242"/>Funciones:<text:bookmark-end text:name="__RefHeading___Toc167_3686475242"/></text:p>
      <text:list xml:id="list134030432903515" text:continue-numbering="true" text:style-name="L1">
        <text:list-item>
          <text:p text:style-name="P33"><text:span text:style-name="T26">Index</text:span>() : <text:span text:style-name="T25">IActionResult</text:span></text:p>
        </text:list-item>
        <text:list-item>
          <text:p text:style-name="P33"><text:bookmark-start text:name="__RefHeading___Toc169_3686475242"/><text:span text:style-name="T26">Privacy</text:span>() : <text:span text:style-name="T25">IActionResult</text:span><text:bookmark-end text:name="__RefHeading___Toc169_3686475242"/></text:p>
        </text:list-item>
        <text:list-item>
          <text:p text:style-name="P33"><text:bookmark-start text:name="__RefHeading___Toc171_3686475242"/><text:span text:style-name="T26">Error</text:span>() : <text:span text:style-name="T25">IActionResult</text:span><text:bookmark-end text:name="__RefHeading___Toc171_3686475242"/></text:p>
        </text:list-item>
      </text:list>
      <text:h text:style-name="P44" text:outline-level="1"/>
      <text:h text:style-name="P45" text:outline-level="1"/>
      <text:h text:style-name="P23" text:outline-level="2"><text:bookmark-start text:name="__RefHeading___Toc173_3686475242"/>1.<text:span text:style-name="T25">2</text:span>. <text:span text:style-name="T22">Modelos</text:span><text:bookmark-end text:name="__RefHeading___Toc173_3686475242"/></text:h>
      <text:h text:style-name="P27" text:outline-level="3"><text:bookmark-start text:name="__RefHeading___Toc85_36864752421"/>1.<text:span text:style-name="T26">2</text:span>.1. <text:span text:style-name="T23">Datos del u</text:span>suario<text:bookmark-end text:name="__RefHeading___Toc85_36864752421"/></text:h>
      <text:p text:style-name="P2"><text:bookmark-start text:name="__RefHeading___Toc175_3686475242"/>Nombre del modelo: <text:span text:style-name="T9">Usuario</text:span><text:bookmark-end text:name="__RefHeading___Toc175_3686475242"/></text:p>
      <text:p text:style-name="P2"><text:bookmark-start text:name="__RefHeading___Toc177_3686475242"/>Extensión: <text:span text:style-name="T14">cs</text:span><text:bookmark-end text:name="__RefHeading___Toc177_3686475242"/></text:p>
      <text:p text:style-name="P2"><text:bookmark-start text:name="__RefHeading___Toc179_3686475242"/>Campos:<text:bookmark-end text:name="__RefHeading___Toc179_3686475242"/></text:p>
      <text:list xml:id="list134029576429673" text:continue-numbering="true" text:style-name="L1">
        <text:list-item>
          <text:p text:style-name="P46"><text:soft-page-break/>IdUsuario (int).</text:p>
        </text:list-item>
        <text:list-item>
          <text:p text:style-name="P33">CorreoElectronico (string).</text:p>
        </text:list-item>
        <text:list-item>
          <text:p text:style-name="P33">Usuario (<text:span text:style-name="T1">string</text:span>).</text:p>
        </text:list-item>
        <text:list-item>
          <text:p text:style-name="P33"><text:bookmark-start text:name="__RefHeading___Toc181_3686475242"/>Contrasena (<text:span text:style-name="T1">string</text:span>).<text:bookmark-end text:name="__RefHeading___Toc181_3686475242"/></text:p>
        </text:list-item>
      </text:list>
      <text:h text:style-name="P47" text:outline-level="1"/>
      <text:h text:style-name="P27" text:outline-level="3"><text:bookmark-start text:name="__RefHeading___Toc183_3686475242"/>1.<text:span text:style-name="T26">2</text:span>.2. Mensaje<text:bookmark-end text:name="__RefHeading___Toc183_3686475242"/></text:h>
      <text:p text:style-name="P2"><text:bookmark-start text:name="__RefHeading___Toc185_3686475242"/>Nombre del modelo: <text:span text:style-name="T10">Mensaje</text:span><text:bookmark-end text:name="__RefHeading___Toc185_3686475242"/></text:p>
      <text:p text:style-name="P2"><text:bookmark-start text:name="__RefHeading___Toc187_3686475242"/>Extensión: <text:span text:style-name="T14">cs</text:span><text:bookmark-end text:name="__RefHeading___Toc187_3686475242"/></text:p>
      <text:p text:style-name="P2"><text:bookmark-start text:name="__RefHeading___Toc189_3686475242"/>Campos:<text:bookmark-end text:name="__RefHeading___Toc189_3686475242"/></text:p>
      <text:list xml:id="list134030776187999" text:continue-numbering="true" text:style-name="L1">
        <text:list-item>
          <text:p text:style-name="P33">Estado (int).</text:p>
          <text:list>
            <text:list-item>
              <text:p text:style-name="P33">1 = Todo correcto.</text:p>
            </text:list-item>
            <text:list-item>
              <text:p text:style-name="P33">2 = Advertencia.</text:p>
            </text:list-item>
            <text:list-item>
              <text:p text:style-name="P33">3 = Error.</text:p>
            </text:list-item>
          </text:list>
        </text:list-item>
        <text:list-item>
          <text:p text:style-name="P33"><text:bookmark-start text:name="__RefHeading___Toc191_3686475242"/><text:span text:style-name="T24">Mensaje</text:span> (<text:span text:style-name="T24">string</text:span>).<text:bookmark-end text:name="__RefHeading___Toc191_3686475242"/></text:p>
        </text:list-item>
      </text:list>
      <text:h text:style-name="P48" text:outline-level="1"/>
      <text:h text:style-name="P27" text:outline-level="3"><text:bookmark-start text:name="__RefHeading___Toc193_3686475242"/>1.<text:span text:style-name="T26">2</text:span>.<text:span text:style-name="T24">3</text:span>. Datos de la <text:span text:style-name="T23">respuesta</text:span><text:bookmark-end text:name="__RefHeading___Toc193_3686475242"/></text:h>
      <text:p text:style-name="P2"><text:bookmark-start text:name="__RefHeading___Toc195_3686475242"/>Nombre del modelo: <text:span text:style-name="T9">DatosRespuesta</text:span><text:bookmark-end text:name="__RefHeading___Toc195_3686475242"/></text:p>
      <text:p text:style-name="P2"><text:bookmark-start text:name="__RefHeading___Toc197_3686475242"/>Extensión: <text:span text:style-name="T14">cs</text:span><text:bookmark-end text:name="__RefHeading___Toc197_3686475242"/></text:p>
      <text:p text:style-name="P2"><text:bookmark-start text:name="__RefHeading___Toc199_3686475242"/>Campos:<text:bookmark-end text:name="__RefHeading___Toc199_3686475242"/></text:p>
      <text:list xml:id="list134029647484805" text:continue-numbering="true" text:style-name="L1">
        <text:list-item>
          <text:p text:style-name="P33">Estado (int).</text:p>
        </text:list-item>
        <text:list-item>
          <text:p text:style-name="P33">Error (bool).</text:p>
        </text:list-item>
        <text:list-item>
          <text:p text:style-name="P33">Mensajes (List&lt;<text:span text:style-name="T24">Mensaje</text:span>&gt;).</text:p>
        </text:list-item>
        <text:list-item>
          <text:p text:style-name="P33">Datos (object).</text:p>
        </text:list-item>
      </text:list>
      <text:h text:style-name="P48" text:outline-level="1"/>
      <text:h text:style-name="P27" text:outline-level="3"><text:bookmark-start text:name="__RefHeading___Toc201_3686475242"/>1.2.4. Datos para restablecer contraseña<text:bookmark-end text:name="__RefHeading___Toc201_3686475242"/></text:h>
      <text:p text:style-name="P2"><text:bookmark-start text:name="__RefHeading___Toc203_3686475242"/>Nombre del modelo: <text:span text:style-name="T9">RestablecerContrasena</text:span><text:bookmark-end text:name="__RefHeading___Toc203_3686475242"/></text:p>
      <text:p text:style-name="P2"><text:bookmark-start text:name="__RefHeading___Toc205_3686475242"/>Extensión: <text:span text:style-name="T9">cs</text:span><text:bookmark-end text:name="__RefHeading___Toc205_3686475242"/></text:p>
      <text:p text:style-name="P2"><text:bookmark-start text:name="__RefHeading___Toc207_3686475242"/>Campos:<text:bookmark-end text:name="__RefHeading___Toc207_3686475242"/></text:p>
      <text:list xml:id="list134029214213378" text:continue-numbering="true" text:style-name="L1">
        <text:list-item>
          <text:p text:style-name="P49">IdRestablecerContrasena</text:p>
        </text:list-item>
        <text:list-item>
          <text:p text:style-name="P33"><text:bookmark-start text:name="__RefHeading___Toc209_3686475242"/><text:span text:style-name="T29">IdUsuario</text:span> (<text:span text:style-name="T29">int</text:span>).<text:bookmark-end text:name="__RefHeading___Toc209_3686475242"/></text:p>
        </text:list-item>
        <text:list-item>
          <text:p text:style-name="P33"><text:bookmark-start text:name="__RefHeading___Toc211_3686475242"/>CodigoSeguridad (string).<text:bookmark-end text:name="__RefHeading___Toc211_3686475242"/></text:p>
        </text:list-item>
        <text:list-item>
          <text:p text:style-name="P33"><text:bookmark-start text:name="__RefHeading___Toc213_3686475242"/>FechaHora (DateTime).<text:bookmark-end text:name="__RefHeading___Toc213_3686475242"/></text:p>
        </text:list-item>
      </text:list>
      <text:h text:style-name="P50" text:outline-level="1"/>
      <text:h text:style-name="P27" text:outline-level="3"><text:bookmark-start text:name="__RefHeading___Toc215_3686475242"/><text:soft-page-break/>1.2.5. Modelo para conexión con la base de datos<text:bookmark-end text:name="__RefHeading___Toc215_3686475242"/></text:h>
      <text:p text:style-name="P2"><text:bookmark-start text:name="__RefHeading___Toc217_3686475242"/>Nombre del modelo: <text:span text:style-name="T9">AplicacionDbContext</text:span><text:bookmark-end text:name="__RefHeading___Toc217_3686475242"/></text:p>
      <text:p text:style-name="P2"><text:bookmark-start text:name="__RefHeading___Toc219_3686475242"/>Extensión: <text:span text:style-name="T9">cs</text:span><text:bookmark-end text:name="__RefHeading___Toc219_3686475242"/></text:p>
      <text:p text:style-name="P2"><text:bookmark-start text:name="__RefHeading___Toc221_3686475242"/>Campos: <text:bookmark-end text:name="__RefHeading___Toc221_3686475242"/></text:p>
      <text:list xml:id="list134030445548249" text:continue-numbering="true" text:style-name="L1">
        <text:list-item>
          <text:p text:style-name="P33"><text:bookmark-start text:name="__RefHeading___Toc223_3686475242"/><text:span text:style-name="T30">Usuarios</text:span> (<text:span text:style-name="T28">DbSet&lt;Usuario&gt;</text:span>).<text:bookmark-end text:name="__RefHeading___Toc223_3686475242"/></text:p>
        </text:list-item>
        <text:list-item>
          <text:p text:style-name="P33"><text:bookmark-start text:name="__RefHeading___Toc225_3686475242"/>RestablecerContrasenas (DbSet&lt;<text:span text:style-name="T21">RestablecerContrasena</text:span>&gt;)<text:bookmark-end text:name="__RefHeading___Toc225_3686475242"/></text:p>
        </text:list-item>
      </text:list>
      <text:p text:style-name="P2"><text:bookmark-start text:name="__RefHeading___Toc227_3686475242"/>Funciones:<text:bookmark-end text:name="__RefHeading___Toc227_3686475242"/></text:p>
      <text:p text:style-name="P2"/>
      <text:h text:style-name="P27" text:outline-level="3"><text:bookmark-start text:name="__RefHeading___Toc1110_3648176064"/>1.2.6. <text:span text:style-name="T39">Condiciones</text:span> <text:span text:style-name="T38">para base de datos</text:span><text:bookmark-end text:name="__RefHeading___Toc1110_3648176064"/></text:h>
      <text:p text:style-name="P3">Nombre del modelo: <text:span text:style-name="T15">CondicionDb</text:span></text:p>
      <text:p text:style-name="P3"><text:bookmark-start text:name="__RefHeading___Toc219_36864752421"/>Extensión: <text:span text:style-name="T9">cs</text:span><text:bookmark-end text:name="__RefHeading___Toc219_36864752421"/></text:p>
      <text:p text:style-name="P3"><text:bookmark-start text:name="__RefHeading___Toc221_36864752421"/>Campos: <text:bookmark-end text:name="__RefHeading___Toc221_36864752421"/></text:p>
      <text:list xml:id="list134028982762162" text:continue-numbering="true" text:style-name="L1">
        <text:list-item>
          <text:p text:style-name="P34"><text:bookmark-start text:name="__RefHeading___Toc223_36864752421"/><text:span text:style-name="T38">Campo</text:span> (<text:span text:style-name="T38">string</text:span>).<text:bookmark-end text:name="__RefHeading___Toc223_36864752421"/></text:p>
        </text:list-item>
        <text:list-item>
          <text:p text:style-name="P34"><text:bookmark-start text:name="__RefHeading___Toc225_36864752421"/><text:span text:style-name="T38">Valor</text:span> (<text:span text:style-name="T38">string</text:span>).<text:bookmark-end text:name="__RefHeading___Toc225_36864752421"/></text:p>
        </text:list-item>
        <text:list-item>
          <text:p text:style-name="P51">Condicion (string).</text:p>
        </text:list-item>
      </text:list>
      <text:p text:style-name="P7"><text:bookmark-start text:name="__RefHeading___Toc227_36864752421"/>Funciones:<text:bookmark-end text:name="__RefHeading___Toc227_36864752421"/></text:p>
      <text:p text:style-name="P7"/>
      <text:h text:style-name="P27" text:outline-level="3"><text:bookmark-start text:name="__RefHeading___Toc1112_3648176064"/>1.2.7. Filtros para base de datos<text:bookmark-end text:name="__RefHeading___Toc1112_3648176064"/></text:h>
      <text:p text:style-name="P4">Nombre del modelo: <text:span text:style-name="T15">FiltroDb</text:span></text:p>
      <text:p text:style-name="P4"><text:bookmark-start text:name="__RefHeading___Toc219_368647524211"/>Extensión: <text:span text:style-name="T9">cs</text:span><text:bookmark-end text:name="__RefHeading___Toc219_368647524211"/></text:p>
      <text:p text:style-name="P4"><text:bookmark-start text:name="__RefHeading___Toc221_368647524211"/>Campos: <text:bookmark-end text:name="__RefHeading___Toc221_368647524211"/></text:p>
      <text:list xml:id="list134030152960042" text:continue-numbering="true" text:style-name="L1">
        <text:list-item>
          <text:p text:style-name="P35"><text:bookmark-start text:name="__RefHeading___Toc223_368647524211"/><text:span text:style-name="T38">Campo</text:span> (<text:span text:style-name="T38">string</text:span>).<text:bookmark-end text:name="__RefHeading___Toc223_368647524211"/></text:p>
        </text:list-item>
        <text:list-item>
          <text:p text:style-name="P35"><text:bookmark-start text:name="__RefHeading___Toc225_368647524211"/><text:span text:style-name="T39">Tabla</text:span> (<text:span text:style-name="T38">string</text:span>).<text:bookmark-end text:name="__RefHeading___Toc225_368647524211"/></text:p>
        </text:list-item>
        <text:list-item>
          <text:p text:style-name="P52"><text:span text:style-name="T39">Nombre</text:span> (string) <text:span text:style-name="T59">(El alias que se le quiera poner al campo)</text:span>.</text:p>
        </text:list-item>
      </text:list>
      <text:p text:style-name="P8"><text:bookmark-start text:name="__RefHeading___Toc227_368647524211"/>Funciones:<text:bookmark-end text:name="__RefHeading___Toc227_368647524211"/></text:p>
      <text:p text:style-name="P2"/>
      <text:p text:style-name="P2"/>
      <text:h text:style-name="P21" text:outline-level="2"><text:bookmark-start text:name="__RefHeading___Toc229_3686475242"/>1.3. Vistas<text:bookmark-end text:name="__RefHeading___Toc229_3686475242"/></text:h>
      <text:h text:style-name="P27" text:outline-level="3"><text:bookmark-start text:name="__RefHeading___Toc231_3686475242"/>1.3.1. Inicio de sesión y restablecer contraseña<text:bookmark-end text:name="__RefHeading___Toc231_3686475242"/></text:h>
      <text:p text:style-name="P2"><text:bookmark-start text:name="__RefHeading___Toc233_3686475242"/>Nombre de la vista: <text:span text:style-name="T9">IniciarSesion</text:span><text:bookmark-end text:name="__RefHeading___Toc233_3686475242"/></text:p>
      <text:p text:style-name="P2"><text:bookmark-start text:name="__RefHeading___Toc235_3686475242"/>Extensión: <text:span text:style-name="T9">cshtml</text:span><text:bookmark-end text:name="__RefHeading___Toc235_3686475242"/></text:p>
      <text:p text:style-name="P2"><text:bookmark-start text:name="__RefHeading___Toc237_3686475242"/><text:soft-page-break/>Controlador AngularJs: <text:span text:style-name="T9">cuentas.controller</text:span><text:bookmark-end text:name="__RefHeading___Toc237_3686475242"/></text:p>
      <text:p text:style-name="P2"><text:bookmark-start text:name="__RefHeading___Toc239_3686475242"/>Servicio AngularJs: <text:span text:style-name="T9">cuentas.service</text:span><text:bookmark-end text:name="__RefHeading___Toc239_3686475242"/></text:p>
      <text:h text:style-name="P53" text:outline-level="1"/>
      <text:h text:style-name="P29" text:outline-level="3"><text:bookmark-start text:name="__RefHeading___Toc241_3686475242"/>1.3.<text:span text:style-name="T27">2</text:span>. <text:span text:style-name="T27">Página de inicio</text:span><text:bookmark-end text:name="__RefHeading___Toc241_3686475242"/></text:h>
      <text:p text:style-name="P2"><text:bookmark-start text:name="__RefHeading___Toc243_3686475242"/>Nombre de la vista: <text:span text:style-name="T13">Index</text:span><text:bookmark-end text:name="__RefHeading___Toc243_3686475242"/></text:p>
      <text:p text:style-name="P2"><text:bookmark-start text:name="__RefHeading___Toc245_3686475242"/>Extensión: <text:span text:style-name="T9">cshtml</text:span><text:bookmark-end text:name="__RefHeading___Toc245_3686475242"/></text:p>
      <text:p text:style-name="P2"><text:bookmark-start text:name="__RefHeading___Toc247_3686475242"/>Controlador AngularJs: -<text:bookmark-end text:name="__RefHeading___Toc247_3686475242"/></text:p>
      <text:p text:style-name="P2"><text:bookmark-start text:name="__RefHeading___Toc249_3686475242"/>Servicio AngularJs: <text:span text:style-name="T9">-</text:span><text:bookmark-end text:name="__RefHeading___Toc249_3686475242"/></text:p>
      <text:p text:style-name="P2"/>
      <text:p text:style-name="P2"/>
      <text:p text:style-name="P2"/>
      <text:h text:style-name="P21" text:outline-level="2"><text:bookmark-start text:name="__RefHeading___Toc251_3686475242"/>1.4. Servicios<text:bookmark-end text:name="__RefHeading___Toc251_3686475242"/></text:h>
      <text:h text:style-name="P27" text:outline-level="3"><text:bookmark-start text:name="__RefHeading___Toc253_3686475242"/>1.4.1. Servicio para comprobar datos de los usuarios<text:bookmark-end text:name="__RefHeading___Toc253_3686475242"/></text:h>
      <text:p text:style-name="P2"><text:bookmark-start text:name="__RefHeading___Toc255_3686475242"/>Nombre del servicio: <text:span text:style-name="T9">CuentasService</text:span><text:bookmark-end text:name="__RefHeading___Toc255_3686475242"/></text:p>
      <text:p text:style-name="P2"><text:bookmark-start text:name="__RefHeading___Toc257_3686475242"/>Extensión: <text:span text:style-name="T9">cs</text:span><text:bookmark-end text:name="__RefHeading___Toc257_3686475242"/></text:p>
      <text:p text:style-name="P2"><text:bookmark-start text:name="__RefHeading___Toc259_3686475242"/>Campos:<text:bookmark-end text:name="__RefHeading___Toc259_3686475242"/></text:p>
      <text:list xml:id="list134030342141665" text:continue-numbering="true" text:style-name="L1">
        <text:list-item>
          <text:p text:style-name="P33"><text:bookmark-start text:name="__RefHeading___Toc261_3686475242"/>Usuarios (DbSet&lt;Usuario&gt;) (readonly).<text:bookmark-end text:name="__RefHeading___Toc261_3686475242"/></text:p>
        </text:list-item>
        <text:list-item>
          <text:p text:style-name="P33"><text:bookmark-start text:name="__RefHeading___Toc263_3686475242"/>RestablecerContrasenas (DbSet&lt;<text:span text:style-name="T21">RestablecerContrasena</text:span>&gt;) (readonly).<text:bookmark-end text:name="__RefHeading___Toc263_3686475242"/></text:p>
        </text:list-item>
      </text:list>
      <text:p text:style-name="P2"><text:bookmark-start text:name="__RefHeading___Toc265_3686475242"/>Funciones:<text:bookmark-end text:name="__RefHeading___Toc265_3686475242"/></text:p>
      <text:list xml:id="list134030351729066" text:continue-numbering="true" text:style-name="L1">
        <text:list-item>
          <text:p text:style-name="P36"><text:bookmark-start text:name="__RefHeading___Toc267_3686475242"/>ObtenerUsuario(<text:span text:style-name="T40">CondicionDb[] condiciones</text:span>) : Usuario<text:bookmark-end text:name="__RefHeading___Toc267_3686475242"/></text:p>
        </text:list-item>
        <text:list-item>
          <text:p text:style-name="P37">ObtenerUsuario(<text:span text:style-name="T37">int</text:span> <text:span text:style-name="T37">idUsuario</text:span>, <text:span text:style-name="T37">FiltroDb[]</text:span> <text:span text:style-name="T37">filtros</text:span>) : Usuario</text:p>
        </text:list-item>
        <text:list-item>
          <text:p text:style-name="P33"><text:bookmark-start text:name="__RefHeading___Toc269_3686475242"/>ComprobarCorreoElectronico(string correoElectronico) : int<text:bookmark-end text:name="__RefHeading___Toc269_3686475242"/></text:p>
        </text:list-item>
        <text:list-item>
          <text:p text:style-name="P33"><text:bookmark-start text:name="__RefHeading___Toc271_3686475242"/>GuardarCodigoSeguridad(string correoElectronico, string codigoSeguridad) : bool<text:bookmark-end text:name="__RefHeading___Toc271_3686475242"/></text:p>
        </text:list-item>
        <text:list-item>
          <text:p text:style-name="P33"><text:bookmark-start text:name="__RefHeading___Toc273_3686475242"/>ComprobarCodigoSeguridad(<text:span text:style-name="T40">CondicionDb[] condiciones</text:span>) : bool<text:bookmark-end text:name="__RefHeading___Toc273_3686475242"/></text:p>
        </text:list-item>
        <text:list-item>
          <text:p text:style-name="P33"><text:bookmark-start text:name="__RefHeading___Toc275_3686475242"/>CambiarContrasena(string <text:span text:style-name="T29">correoElectronico, string nuevaContrasena</text:span>) : <text:span text:style-name="T29">bool</text:span><text:bookmark-end text:name="__RefHeading___Toc275_3686475242"/></text:p>
        </text:list-item>
      </text:list>
      <text:p text:style-name="P2"/>
      <text:p text:style-name="P2"/>
      <text:h text:style-name="P54" text:outline-level="1"/>
      <text:h text:style-name="P19" text:outline-level="1"><text:bookmark-start text:name="__RefHeading___Toc277_3686475242"/>2. Frontend: Controladores y servicios<text:bookmark-end text:name="__RefHeading___Toc277_3686475242"/></text:h>
      <text:h text:style-name="P21" text:outline-level="2"><text:bookmark-start text:name="__RefHeading___Toc279_3686475242"/>2.1. Controladores<text:bookmark-end text:name="__RefHeading___Toc279_3686475242"/></text:h>
      <text:h text:style-name="P27" text:outline-level="3"><text:bookmark-start text:name="__RefHeading___Toc281_3686475242"/>2.1.1. Inicio de sesión y restablecer contraseña<text:bookmark-end text:name="__RefHeading___Toc281_3686475242"/></text:h>
      <text:p text:style-name="P2"><text:bookmark-start text:name="__RefHeading___Toc283_3686475242"/>Nombre del controlador: <text:span text:style-name="T9">cuentas.controller</text:span><text:bookmark-end text:name="__RefHeading___Toc283_3686475242"/></text:p>
      <text:p text:style-name="P2"><text:bookmark-start text:name="__RefHeading___Toc285_3686475242"/>Extensión: <text:span text:style-name="T9">js</text:span><text:bookmark-end text:name="__RefHeading___Toc285_3686475242"/></text:p>
      <text:p text:style-name="P2"><text:bookmark-start text:name="__RefHeading___Toc287_3686475242"/>Campos:<text:bookmark-end text:name="__RefHeading___Toc287_3686475242"/></text:p>
      <text:list xml:id="list134030432014452" text:continue-numbering="true" text:style-name="L1">
        <text:list-item>
          <text:p text:style-name="P33"><text:bookmark-start text:name="__RefHeading___Toc289_3686475242"/>vm (<text:span text:style-name="T1">this</text:span>).<text:bookmark-end text:name="__RefHeading___Toc289_3686475242"/></text:p>
        </text:list-item>
        <text:list-item>
          <text:p text:style-name="P33"><text:bookmark-start text:name="__RefHeading___Toc291_3686475242"/>vm.datosUsuario ({usuario: “”, contrasena: “”}).<text:bookmark-end text:name="__RefHeading___Toc291_3686475242"/></text:p>
        </text:list-item>
        <text:list-item>
          <text:p text:style-name="P33"><text:bookmark-start text:name="__RefHeading___Toc293_3686475242"/>vm.cambioContrasena ({correoElectronico: “”, codigoSeguridad: “”, nuevaContrasena: “”}).<text:bookmark-end text:name="__RefHeading___Toc293_3686475242"/></text:p>
        </text:list-item>
        <text:list-item>
          <text:p text:style-name="P33"><text:bookmark-start text:name="__RefHeading___Toc295_3686475242"/>vm.formulario (string).<text:bookmark-end text:name="__RefHeading___Toc295_3686475242"/></text:p>
        </text:list-item>
      </text:list>
      <text:p text:style-name="P2"><text:bookmark-start text:name="__RefHeading___Toc297_3686475242"/>Funciones:<text:bookmark-end text:name="__RefHeading___Toc297_3686475242"/></text:p>
      <text:list xml:id="list134030750871415" text:continue-numbering="true" text:style-name="L1">
        <text:list-item>
          <text:p text:style-name="P33"><text:bookmark-start text:name="__RefHeading___Toc299_3686475242"/><text:span text:style-name="T31">vm.</text:span>cambiarFormulario(string nombreFormulario) : void<text:bookmark-end text:name="__RefHeading___Toc299_3686475242"/></text:p>
        </text:list-item>
        <text:list-item>
          <text:p text:style-name="P33"><text:bookmark-start text:name="__RefHeading___Toc301_3686475242"/><text:span text:style-name="T31">vm.</text:span>iniciarSesion() : void<text:bookmark-end text:name="__RefHeading___Toc301_3686475242"/></text:p>
        </text:list-item>
        <text:list-item>
          <text:p text:style-name="P33"><text:bookmark-start text:name="__RefHeading___Toc303_3686475242"/><text:span text:style-name="T31">vm.</text:span>enviarCodigoSeguridad() : void<text:bookmark-end text:name="__RefHeading___Toc303_3686475242"/></text:p>
        </text:list-item>
        <text:list-item>
          <text:p text:style-name="P33"><text:bookmark-start text:name="__RefHeading___Toc305_3686475242"/><text:span text:style-name="T31">vm.</text:span>cambiarContrasena() : void<text:bookmark-end text:name="__RefHeading___Toc305_3686475242"/></text:p>
        </text:list-item>
      </text:list>
      <text:p text:style-name="P2"/>
      <text:h text:style-name="P55" text:outline-level="1"/>
      <text:h text:style-name="P21" text:outline-level="2"><text:bookmark-start text:name="__RefHeading___Toc307_3686475242"/>2.2. Servicios<text:bookmark-end text:name="__RefHeading___Toc307_3686475242"/></text:h>
      <text:h text:style-name="P27" text:outline-level="3"><text:bookmark-start text:name="__RefHeading___Toc309_3686475242"/>2.2.1. Inicio de sesión y restablecer contraseña<text:bookmark-end text:name="__RefHeading___Toc309_3686475242"/></text:h>
      <text:p text:style-name="P2"><text:bookmark-start text:name="__RefHeading___Toc311_3686475242"/>Nombre del servicio: <text:span text:style-name="T9">cuentas.service</text:span><text:bookmark-end text:name="__RefHeading___Toc311_3686475242"/></text:p>
      <text:p text:style-name="P2"><text:bookmark-start text:name="__RefHeading___Toc313_3686475242"/>Extensión: <text:span text:style-name="T9">js</text:span><text:bookmark-end text:name="__RefHeading___Toc313_3686475242"/></text:p>
      <text:p text:style-name="P2"><text:bookmark-start text:name="__RefHeading___Toc315_3686475242"/>Campos:<text:bookmark-end text:name="__RefHeading___Toc315_3686475242"/></text:p>
      <text:list xml:id="list134030093932213" text:continue-numbering="true" text:style-name="L1">
        <text:list-item>
          <text:p text:style-name="P33"><text:bookmark-start text:name="__RefHeading___Toc317_3686475242"/>vm (<text:span text:style-name="T1">this</text:span>).<text:bookmark-end text:name="__RefHeading___Toc317_3686475242"/></text:p>
        </text:list-item>
      </text:list>
      <text:p text:style-name="P2"><text:bookmark-start text:name="__RefHeading___Toc319_3686475242"/>Funciones:<text:bookmark-end text:name="__RefHeading___Toc319_3686475242"/></text:p>
      <text:list xml:id="list134029210917756" text:continue-numbering="true" text:style-name="L1">
        <text:list-item>
          <text:p text:style-name="P33"><text:bookmark-start text:name="__RefHeading___Toc321_3686475242"/><text:span text:style-name="T31">vm.</text:span>iniciarSesion() : <text:span text:style-name="T32">DatosRespuesta</text:span><text:bookmark-end text:name="__RefHeading___Toc321_3686475242"/></text:p>
        </text:list-item>
        <text:list-item>
          <text:p text:style-name="P33"><text:bookmark-start text:name="__RefHeading___Toc323_3686475242"/><text:span text:style-name="T31">vm.</text:span>enviarCodigoSeguridad() : <text:span text:style-name="T32">DatosRespuesta</text:span><text:bookmark-end text:name="__RefHeading___Toc323_3686475242"/></text:p>
        </text:list-item>
        <text:list-item>
          <text:p text:style-name="P33"><text:bookmark-start text:name="__RefHeading___Toc325_3686475242"/><text:span text:style-name="T31">vm.</text:span>cambiarContrasena() : <text:span text:style-name="T32">DatosRespuesta</text:span><text:bookmark-end text:name="__RefHeading___Toc325_3686475242"/></text:p>
        </text:list-item>
      </text:list>
      <text:p text:style-name="P2"/>
      <text:h text:style-name="P19" text:outline-level="1"><text:bookmark-start text:name="__RefHeading___Toc327_3686475242"/>3. Funcionalidades<text:bookmark-end text:name="__RefHeading___Toc327_3686475242"/></text:h>
      <text:h text:style-name="P21" text:outline-level="2"><text:bookmark-start text:name="__RefHeading___Toc329_3686475242"/>3.1. CuentasController<text:bookmark-end text:name="__RefHeading___Toc329_3686475242"/></text:h>
      <text:h text:style-name="P31" text:outline-level="3"><text:bookmark-start text:name="__RefHeading___Toc1344_827001264"/>3.1.1. <text:span text:style-name="T55">Constructor</text:span><text:bookmark-end text:name="__RefHeading___Toc1344_827001264"/></text:h>
      <text:p text:style-name="P65"><text:bookmark-start text:name="__RefHeading___Toc333_36864752422"/>- <text:span text:style-name="T56">El constructor recibirá un objeto de tipo AplicacionDbContext llamado context.</text:span><text:bookmark-end text:name="__RefHeading___Toc333_36864752422"/></text:p>
      <text:p text:style-name="P68">- <text:span text:style-name="T56">Crearemos una instancia de CuentasService pasándole el objeto “context.Usuarios” y “context.</text:span><text:span text:style-name="T21">RestablecerContrasena</text:span><text:span text:style-name="T56">”, y la guardaremos en la variable global privada “Service”.</text:span></text:p>
      <text:p text:style-name="P65"/>
      <text:h text:style-name="P27" text:outline-level="3"><text:bookmark-start text:name="__RefHeading___Toc331_3686475242"/>3.1.<text:span text:style-name="T55">2</text:span>. IniciarSesion<text:bookmark-end text:name="__RefHeading___Toc331_3686475242"/></text:h>
      <text:p text:style-name="P5"><text:bookmark-start text:name="__RefHeading___Toc333_3686475242"/>- Devuelve la vista IniciarSesion.<text:bookmark-end text:name="__RefHeading___Toc333_3686475242"/></text:p>
      <text:p text:style-name="P5"/>
      <text:h text:style-name="P27" text:outline-level="3"><text:bookmark-start text:name="__RefHeading___Toc1038_786410394"/><text:span text:style-name="T34">3</text:span>.1.<text:span text:style-name="T55">3</text:span>. Identificarse<text:bookmark-end text:name="__RefHeading___Toc1038_786410394"/></text:h>
      <text:p text:style-name="P6">- Coge los datos de la petición como un objeto de tipo Usuario.</text:p>
      <text:p text:style-name="P6">- Llama a la función ObtenerUsuario de CuentrasService para comprobar que el usuario existe en la base de datos <text:span text:style-name="T41">(al llamar a la función se le tendrá que pasar un array de objetos CondicionDb, especificando la condición de que el correo electrónico sea igual al recibido y que la contraseña sea igual a la recibida)</text:span>.</text:p>
      <text:p text:style-name="P10">- Si el usuario existe en la base de datos cogerá todos sus datos y creará una cookie para el usuario.</text:p>
      <text:p text:style-name="P10">- Si el usuario no existe en la base de datos no creará la cookie.</text:p>
      <text:p text:style-name="P14">- Retorna un objeto DatosRespuesta.</text:p>
      <text:p text:style-name="P10">- Si se ha creado la cookie retornará la dirección “/Home/Index” para que el frontend pueda redirigir a la página inicial, <text:span text:style-name="T33">junto con el campo Error a “false”, con el mensaje “Autenticación correcta.” y con el estado 200</text:span>.</text:p>
      <text:p text:style-name="P10">- Si no se ha creado la cookie retornará el objeto con el campo Error a “true” con el mensaje de error “Error de autenticación” y con el estado 401.</text:p>
      <text:p text:style-name="P14"/>
      <text:h text:style-name="P27" text:outline-level="3"><text:bookmark-start text:name="__RefHeading___Toc1040_786410394"/>3.1.<text:span text:style-name="T55">4</text:span>. EnviarCodigoSeguridad<text:bookmark-end text:name="__RefHeading___Toc1040_786410394"/></text:h>
      <text:p text:style-name="P15">- <text:span text:style-name="T35">Coge el correo electrónico de la petición como un </text:span><text:span text:style-name="T2">string</text:span><text:span text:style-name="T35">.</text:span></text:p>
      <text:p text:style-name="P16"><text:soft-page-break/>- <text:span text:style-name="T36">Llama a la función ComprobarCorreoElectronico de CuentasService para comprobar que el correo electrónico existe en nuestra tabla Usuarios (no hace falta más condiciones de búsqueda, ya que el correo electrónico será un campo único de la tabla Usuario, es decir, no podrán dos o más iguales).</text:span></text:p>
      <text:p text:style-name="P11">- <text:span text:style-name="T36">En caso de que exista la función nos retornará el identificador del usuario.</text:span></text:p>
      <text:p text:style-name="P11">- <text:span text:style-name="T36">En caso de que no exista la función nos retornará un cero y devolveremos un error el los datos de la respuesta.</text:span></text:p>
      <text:p text:style-name="P16">- <text:span text:style-name="T42">Una vez tengamos el identificador del usuario tenemos que coger el nombre de usuario de la base de datos, para ello llamaremos a la función ObtenerUsuario de CuentasServicio pasándole el identificador del usuario y especificando un filtro para que solamente coja el nombre de usuario.</text:span></text:p>
      <text:p text:style-name="P16">- <text:span text:style-name="T43">Generaremos un código de seguridad aleatorio con este formato: 20190512-XY23F. Siendo la primera parte antes del guión la fecha del día actual en formato americano y siendo una cadena alfanumérica aleatoria de cinco dígitos la parte después del guión.</text:span></text:p>
      <text:p text:style-name="P16">- <text:span text:style-name="T44">Este código de seguridad se guardará en la tabla RestablecerContrasena de la base de datos junto al identificador del usuario y junto a la fecha y hora actual. Para guardarlo haremos uso de la función GuardarCodigoSeguridad de CuentasService, el cual le tendremos que pasar el correo electrónico y el código de seguridad.</text:span></text:p>
      <text:p text:style-name="P16">- <text:span text:style-name="T43">Enviaremos un correo electrónico al usuario especificándole el número de seguridad que hemos generado para que pueda usarlo para restablecer su contraseña. Esta será la plantilla:</text:span></text:p>
      <text:p text:style-name="P12"><text:span text:style-name="T9">Asunto</text:span>: Mini-proyecto – Restablecer Contraseña</text:p>
      <text:p text:style-name="P12"><text:span text:style-name="T9">Mensaje</text:span>: </text:p>
      <text:p text:style-name="P17">Hola, --nombreUsuario--</text:p>
      <text:p text:style-name="P17">El código para que pueda restablecer la contraseña de su cuenta es:</text:p>
      <text:p text:style-name="P17">--codigoSeguridad--</text:p>
      <text:p text:style-name="P17"/>
      <text:p text:style-name="P17">Este es un mensaje generado automáticamente. Por favor, no responda a este mensaje.</text:p>
      <text:p text:style-name="P2">- <text:span text:style-name="T45">Una vez enviado el correo retornaremos una respuesta de tipo DatosRespuesta con:</text:span></text:p>
      <text:p text:style-name="P13"><text:span text:style-name="T9">Estado</text:span> = 200</text:p>
      <text:p text:style-name="P13"><text:span text:style-name="T9">Error</text:span> = false</text:p>
      <text:p text:style-name="P13"><text:span text:style-name="T9">Mensaje</text:span> = [“Se ha enviado un código de seguridad a la dirección –correoElectronico--.”, “Especifique el código de seguridad que se le ha proporcionado junto a su nueva contraseña y presione el botón ‘Cambiar contraseña’.”]</text:p>
      <text:p text:style-name="P13"><text:span text:style-name="T9">Datos</text:span> = null</text:p>
      <text:p text:style-name="P2"/>
      <text:h text:style-name="P27" text:outline-level="3"><text:bookmark-start text:name="__RefHeading___Toc1114_3648176064"/><text:soft-page-break/>3.1.<text:span text:style-name="T55">5</text:span>. CambiarContrasena<text:bookmark-end text:name="__RefHeading___Toc1114_3648176064"/></text:h>
      <text:p text:style-name="P56">- <text:span text:style-name="T46">Coge un objeto de tipo </text:span><text:span text:style-name="T3">dynamic</text:span><text:span text:style-name="T46"> de la petición, el cual contendrá:</text:span></text:p>
      <text:list xml:id="list1106116424" text:style-name="L6">
        <text:list-item>
          <text:p text:style-name="P57">CorreoElectronico (string).</text:p>
        </text:list-item>
        <text:list-item>
          <text:p text:style-name="P57">CodigoSeguridad (string).</text:p>
        </text:list-item>
        <text:list-item>
          <text:p text:style-name="P57">NuevaContrasena (string).</text:p>
        </text:list-item>
      </text:list>
      <text:p text:style-name="P59">- <text:span text:style-name="T49">Primero, tendremos que coger el identificador del usuario, para ello tenemos que llamar a la función ComprobarCorreoElectronico de CuentasService pasándole el correo electrónico de la petición. Esta función nos retornará el IdUsuario.</text:span></text:p>
      <text:p text:style-name="P59">- <text:span text:style-name="T49">En caso de que la función retorne un cero significa que el correo electrónico no está registrado y se le devolverá un objeto DatosRespuesta con los siguientes valores:</text:span></text:p>
      <text:list xml:id="list2947163840" text:style-name="L8">
        <text:list-item>
          <text:p text:style-name="P61"><text:span text:style-name="T9">Estado</text:span> = <text:span text:style-name="T50">4</text:span>00</text:p>
        </text:list-item>
        <text:list-item>
          <text:p text:style-name="P61"><text:span text:style-name="T9">Error</text:span> = <text:span text:style-name="T50">true</text:span></text:p>
        </text:list-item>
        <text:list-item>
          <text:p text:style-name="P61"><text:span text:style-name="T9">Mensaje</text:span> = [“<text:span text:style-name="T50">El correo electrónico que ha especificado no está registrado en el sistema.</text:span>”]</text:p>
        </text:list-item>
        <text:list-item>
          <text:p text:style-name="P61"><text:span text:style-name="T9">Datos</text:span> = null</text:p>
        </text:list-item>
      </text:list>
      <text:p text:style-name="P58">- <text:span text:style-name="T49">Segundo, tendremos que comprobar que el código de seguridad sea el correcto, para eso tendremos que hacer una consulta a la tabla RestablecerContrasena filtrando por el identificador del usuario que hemos recuperado y el código de seguridad. Para ello tendremos que llamar a la función </text:span>ComprobarCodigoSeguridad <text:span text:style-name="T47">de CuentasService y pasarle un array de objetos de tipo CondicionDb, el cual tendremos que especificar:</text:span></text:p>
      <text:list xml:id="list1245461363" text:style-name="L7">
        <text:list-item>
          <text:p text:style-name="P60">Objeto 1:</text:p>
          <text:list>
            <text:list-item>
              <text:p text:style-name="P60">Campo: IdUsuario</text:p>
            </text:list-item>
            <text:list-item>
              <text:p text:style-name="P60">Valor: [Identificador que cojamos de la consulta anterior]</text:p>
            </text:list-item>
            <text:list-item>
              <text:p text:style-name="P60">Condición: “=”</text:p>
            </text:list-item>
          </text:list>
        </text:list-item>
        <text:list-item>
          <text:p text:style-name="P60">Objeto 2:</text:p>
          <text:list>
            <text:list-item>
              <text:p text:style-name="P60">Campo: CodigoSeguridad</text:p>
            </text:list-item>
            <text:list-item>
              <text:p text:style-name="P60">Valor: [Código de seguridad que venga en la petición]</text:p>
            </text:list-item>
            <text:list-item>
              <text:p text:style-name="P60">Condición: “=”</text:p>
            </text:list-item>
          </text:list>
        </text:list-item>
      </text:list>
      <text:p text:style-name="P58">- <text:span text:style-name="T51">En caso de que el código de seguridad no sea válido la función anterior nos devolverá un “false”, entonces tendremos que retornar un objeto de tipo DatosRespuesta con los siguientes valores:</text:span></text:p>
      <text:list xml:id="list134029989498493" text:continue-list="list2947163840" text:style-name="L8">
        <text:list-item>
          <text:p text:style-name="P62"><text:span text:style-name="T9">Estado</text:span> = <text:span text:style-name="T50">4</text:span>00</text:p>
        </text:list-item>
        <text:list-item>
          <text:p text:style-name="P62"><text:span text:style-name="T9">Error</text:span> = <text:span text:style-name="T50">true</text:span></text:p>
        </text:list-item>
        <text:list-item>
          <text:p text:style-name="P62"><text:span text:style-name="T9">Mensaje</text:span> = [“<text:span text:style-name="T50">El correo electrónico o el código de seguridad que ha especificado es incorrecto.</text:span>”]</text:p>
        </text:list-item>
        <text:list-item>
          <text:p text:style-name="P62"><text:span text:style-name="T9">Datos</text:span> = null</text:p>
        </text:list-item>
      </text:list>
      <text:p text:style-name="P58"><text:soft-page-break/>- <text:span text:style-name="T48">En caso de que el código de seguridad sea válido la función anterior nos devolverá un “true”, por lo cual tendremos que llamar a la función CambiarContrasena de CuentasService. Se le tendrá que pasar el correo electrónico y la nueva contraseña, las cuales cogeremos de la petición.</text:span></text:p>
      <text:p text:style-name="P58">- <text:span text:style-name="T52">En el caso de que la contraseña se haya restablecido correctamente la función anterior nos devolverá un “true”, por lo cual devolveremos un objeto de tipo DatosRespuesta con los siguientes valores:</text:span></text:p>
      <text:list xml:id="list134029231151794" text:continue-numbering="true" text:style-name="L8">
        <text:list-item>
          <text:p text:style-name="P63"><text:span text:style-name="T9">Estado</text:span> = <text:span text:style-name="T52">2</text:span>00</text:p>
        </text:list-item>
        <text:list-item>
          <text:p text:style-name="P63"><text:span text:style-name="T9">Error</text:span> = <text:span text:style-name="T52">false</text:span></text:p>
        </text:list-item>
        <text:list-item>
          <text:p text:style-name="P63"><text:span text:style-name="T9">Mensaje</text:span> = [“<text:span text:style-name="T52">La contraseña se ha restablecido correctamente.</text:span>”]</text:p>
        </text:list-item>
        <text:list-item>
          <text:p text:style-name="P63"><text:span text:style-name="T9">Datos</text:span> = null</text:p>
        </text:list-item>
      </text:list>
      <text:p text:style-name="P2">- <text:span text:style-name="T52">En el caso de que no se haya podido restablecer la contraseña la función anterior nos devolverá un “false”, por lo cual nosotros tendremos que retornar un objeto de tipo DatosRespuesta con los siguientes valores:</text:span></text:p>
      <text:list xml:id="list134029414433348" text:continue-numbering="true" text:style-name="L8">
        <text:list-item>
          <text:p text:style-name="P63"><text:span text:style-name="T9">Estado</text:span> = <text:span text:style-name="T50">4</text:span>00</text:p>
        </text:list-item>
        <text:list-item>
          <text:p text:style-name="P63"><text:span text:style-name="T9">Error</text:span> = <text:span text:style-name="T50">true</text:span></text:p>
        </text:list-item>
        <text:list-item>
          <text:p text:style-name="P63"><text:span text:style-name="T9">Mensaje</text:span> = [“<text:span text:style-name="T52">Ha ocurrido un problema por nuestra parte. Vuelva a intentarlo o contacte con un administrador.</text:span>”]</text:p>
        </text:list-item>
        <text:list-item>
          <text:p text:style-name="P63"><text:span text:style-name="T9">Datos</text:span> = null</text:p>
        </text:list-item>
      </text:list>
      <text:p text:style-name="P2"/>
      <text:p text:style-name="P2"/>
      <text:h text:style-name="P24" text:outline-level="2"><text:bookmark-start text:name="__RefHeading___Toc1346_827001264"/>3.<text:span text:style-name="T53">2</text:span>. Cuentas<text:span text:style-name="T53">Service</text:span><text:bookmark-end text:name="__RefHeading___Toc1346_827001264"/></text:h>
      <text:h text:style-name="P30" text:outline-level="3"><text:bookmark-start text:name="__RefHeading___Toc331_36864752421"/>3.<text:span text:style-name="T53">2</text:span>.1. <text:span text:style-name="T53">ObtenerUsuario por condiciones</text:span><text:bookmark-end text:name="__RefHeading___Toc331_36864752421"/></text:h>
      <text:p text:style-name="P64"><text:bookmark-start text:name="__RefHeading___Toc333_36864752421"/>- <text:span text:style-name="T57">Recibirá un array de objetos de tipo CondicionDb.</text:span><text:bookmark-end text:name="__RefHeading___Toc333_36864752421"/></text:p>
      <text:p text:style-name="P64">- <text:span text:style-name="T58">Recorrerá el array de condiciones construyendo la sentencia que lanzará a la base de datos.</text:span></text:p>
      <text:p text:style-name="P64">- <text:span text:style-name="T58">Lanzará la consulta a la base de datos para coger el usuario en cuestión.</text:span></text:p>
      <text:p text:style-name="P64">- <text:span text:style-name="T58">En caso de que haya más de un usuario en la respuesta de la base de datos se lanzará una excepción de tipo Exception con el siguiente mensaje: “Error: La respuesta contiene más de un usuario.”.</text:span></text:p>
      <text:p text:style-name="P64">- <text:span text:style-name="T58">En caso de que no se haya encontrado el usuario se retornará un “null”.</text:span></text:p>
      <text:p text:style-name="P64">- <text:span text:style-name="T58">En caso de que encuentre solamente un usuario se le retornará como un objeto de tipo Usuario.</text:span></text:p>
      <text:p text:style-name="P66">- <text:span text:style-name="T60">En caso de que la conexión con la base de datos o la consulta falle se lanzará una excepción de base de datos.</text:span></text:p>
      <text:p text:style-name="P64"/>
      <text:h text:style-name="P27" text:outline-level="3"><text:bookmark-start text:name="__RefHeading___Toc1348_827001264"/><text:soft-page-break/>3.2.<text:span text:style-name="T61">2</text:span>. ObtenerUsuario por IdUsuario y por FiltroDb<text:bookmark-end text:name="__RefHeading___Toc1348_827001264"/></text:h>
      <text:p text:style-name="P72">- <text:span text:style-name="T59">Recibirá el IdUsuario y un array de objetos de tipo FiltroDb.</text:span></text:p>
      <text:p text:style-name="P72">- <text:span text:style-name="T59">Recorrerá el array e irá construyendo la consulta a la base de datos.</text:span></text:p>
      <text:p text:style-name="P66">- <text:span text:style-name="T58">Lanzará la consulta a la base de datos para coger el usuario en cuestión.</text:span></text:p>
      <text:p text:style-name="P66">- <text:span text:style-name="T58">En caso de que no se haya encontrado el usuario se retornará un “null”.</text:span></text:p>
      <text:p text:style-name="P66">- <text:span text:style-name="T58">En caso de que encuentre solamente un usuario se le retornará como un objeto de tipo Usuario.</text:span></text:p>
      <text:p text:style-name="P66">- <text:span text:style-name="T60">En caso de que la conexión con la base de datos o la consulta falle se lanzará una excepción de base de datos.</text:span></text:p>
      <text:p text:style-name="P66"/>
      <text:h text:style-name="P27" text:outline-level="3"><text:bookmark-start text:name="__RefHeading___Toc1350_827001264"/>3.2.3. ComprobarCorreoElectronico<text:bookmark-end text:name="__RefHeading___Toc1350_827001264"/></text:h>
      <text:p text:style-name="P73">- <text:span text:style-name="T62">Recibirá un correo electrónico.</text:span></text:p>
      <text:p text:style-name="P73">- <text:span text:style-name="T62">Construirá la respectiva consulta para coger solamente el IdUsuario.</text:span></text:p>
      <text:p text:style-name="P67">- <text:span text:style-name="T58">Lanzará la consulta a la base de datos para coger el IdUsuario en cuestión.</text:span></text:p>
      <text:p text:style-name="P67">- <text:span text:style-name="T58">En caso de que no se haya encontrado el usuario se retornará un cero.</text:span></text:p>
      <text:p text:style-name="P67">- <text:span text:style-name="T58">En caso de que encuentre solamente un usuario se le retornará el IdUsuario que haya retornado la consulta.</text:span></text:p>
      <text:p text:style-name="P67">- <text:span text:style-name="T60">En caso de que la conexión con la base de datos o la consulta falle se lanzará una excepción de base de datos.</text:span></text:p>
      <text:p text:style-name="P67"/>
      <text:h text:style-name="P27" text:outline-level="3"><text:bookmark-start text:name="__RefHeading___Toc1352_827001264"/>3.2.4. GuardarCodigoSeguridad<text:bookmark-end text:name="__RefHeading___Toc1352_827001264"/></text:h>
      <text:p text:style-name="P74">- Recibirá un correo electrónico y un código de seguridad.</text:p>
      <text:p text:style-name="P74">- Hará una llamada a la función ComprobarCorreoElectronico del mismo servicio para coger el IdUsuario que haga referencia al correo electrónico recibido.</text:p>
      <text:p text:style-name="P74">- <text:span text:style-name="T64">En caso de que el IdUsuario sea cero retornaremos un “false” y finalizará la función.</text:span></text:p>
      <text:p text:style-name="P74">- <text:span text:style-name="T63">Construirá un objeto de tipo RestablecerContrasena con estos valores:</text:span></text:p>
      <text:list xml:id="list134029846740577" text:continue-list="list134029210917756" text:style-name="L1">
        <text:list-item>
          <text:p text:style-name="P38"><text:span text:style-name="T29">IdUsuario</text:span> (<text:span text:style-name="T64">utilizando el IdUsuario obtenido de la llamada a la función anterior</text:span>).</text:p>
        </text:list-item>
        <text:list-item>
          <text:p text:style-name="P38"><text:bookmark-start text:name="__RefHeading___Toc211_36864752421"/>CodigoSeguridad (<text:span text:style-name="T64">del código de seguridad que hemos recibido</text:span>).<text:bookmark-end text:name="__RefHeading___Toc211_36864752421"/></text:p>
        </text:list-item>
        <text:list-item>
          <text:p text:style-name="P75"><text:bookmark-start text:name="__RefHeading___Toc213_36864752421"/>FechaHora (DateTime.<text:span text:style-name="T64">Now para guardar la fecha y hora actuales</text:span>).<text:bookmark-end text:name="__RefHeading___Toc213_36864752421"/></text:p>
        </text:list-item>
      </text:list>
      <text:p text:style-name="P76">- <text:span text:style-name="T65">Guardará dicho objeto en la base de datos, en la tabla RestablecerContrasena.</text:span></text:p>
      <text:p text:style-name="P76">- <text:span text:style-name="T66">Retornará un “true” en caso de que se haya guardado bien.</text:span></text:p>
      <text:p text:style-name="P69">- <text:span text:style-name="T60">En caso de que la conexión con la base de datos o la consulta falle se devolverá un “false”.</text:span></text:p>
      <text:p text:style-name="P69"/>
      <text:h text:style-name="P27" text:outline-level="3"><text:bookmark-start text:name="__RefHeading___Toc1354_827001264"/><text:soft-page-break/>3.2.5. ComprobarCodigoSeguridad<text:bookmark-end text:name="__RefHeading___Toc1354_827001264"/></text:h>
      <text:p text:style-name="P77"/>
      <text:p text:style-name="P7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83_3686475242"/><text:span text:style-name="T25">X.X</text:span>. <text:span text:style-name="T8">Inicio de sesión y restablecer contraseña</text:span><text:bookmark-end text:name="__RefHeading___Toc83_3686475242"/></text:p>
      <text:p text:style-name="P2"><text:bookmark-start text:name="__RefHeading___Toc85_3686475242"/>La parte de inició de sesión y restablecer contraseña estará en el mismo controlador debido a que estas dos cosas hacen referencia a los datos del usuario para poder navegar por la aplicación. <text:span text:style-name="T16">Y como para navegar por la aplicación es necesario estar autenticado, </text:span><text:span text:style-name="T18">la página de inicio de sesión será la primera en mostrarse cuando el cliente abra la aplicación</text:span><text:span text:style-name="T19"> </text:span><text:span text:style-name="T20">(mientras el usuario no esté identificado solamente podrá ver la vista de iniciar sesión y restablecer contraseña)</text:span><text:span text:style-name="T16">.</text:span><text:bookmark-end text:name="__RefHeading___Toc85_3686475242"/></text:p>
      <text:p text:style-name="P2"/>
      <text:p text:style-name="P2"><text:bookmark-start text:name="__RefHeading___Toc335_3686475242"/>El nombre del controlador será <text:span text:style-name="T9">CuentasController</text:span> (con extensión .cs), el cual tendrá asociada una vista llamada <text:span text:style-name="T9">IniciarSesion</text:span> (con extensión .cshtml).<text:bookmark-end text:name="__RefHeading___Toc335_3686475242"/></text:p>
      <text:p text:style-name="P2"><text:bookmark-start text:name="__RefHeading___Toc337_3686475242"/>El modelo para coger los datos del usuario se llamará <text:span text:style-name="T9">Usuario</text:span>, y dispondrá de los siguientes campos:<text:bookmark-end text:name="__RefHeading___Toc337_3686475242"/></text:p>
      <text:list xml:id="list134029206163455" text:continue-numbering="true" text:style-name="L1">
        <text:list-item>
          <text:p text:style-name="P33">Usuario (<text:span text:style-name="T1">string</text:span>).</text:p>
        </text:list-item>
        <text:list-item>
          <text:p text:style-name="P33"><text:bookmark-start text:name="__RefHeading___Toc339_3686475242"/><text:soft-page-break/>Contrasena (<text:span text:style-name="T1">string</text:span>).<text:bookmark-end text:name="__RefHeading___Toc339_3686475242"/></text:p>
        </text:list-item>
      </text:list>
      <text:p text:style-name="P2"/>
      <text:p text:style-name="P2"><text:bookmark-start text:name="__RefHeading___Toc341_3686475242"/>El controlador CuentasController dispondrá de las siguientes funciones:<text:bookmark-end text:name="__RefHeading___Toc341_3686475242"/></text:p>
      <text:list xml:id="list3881481357" text:style-name="L2">
        <text:list-item>
          <text:p text:style-name="P39"><text:bookmark-start text:name="__RefHeading___Toc343_3686475242"/><text:span text:style-name="T17">IniciarSesion()</text:span>: Devolverá la vista “IniciarSesion”.<text:bookmark-end text:name="__RefHeading___Toc343_3686475242"/></text:p>
        </text:list-item>
        <text:list-item>
          <text:p text:style-name="P39"><text:bookmark-start text:name="__RefHeading___Toc345_3686475242"/><text:span text:style-name="T17">Identificarse([FromBody] Usuario datosUsuario)</text:span>: Será una función de tipo POST y se encargará de comprobar si los datos del usuario son correctos y de crear una cookie para indicar que el usuario está identificado. Devolverá un objeto de tipo DatosRespuesta con los datos correctos o con un mensaje de error en caso de que los datos del usuario no sean correctos.<text:bookmark-end text:name="__RefHeading___Toc345_3686475242"/></text:p>
        </text:list-item>
        <text:list-item>
          <text:p text:style-name="P39"><text:bookmark-start text:name="__RefHeading___Toc347_3686475242"/><text:span text:style-name="T17">EnviarCodigoSeguridad(string correoElectronico)</text:span>: Será una función de tipo POST y se encargará de generar un código de seguridad para restablecer la contraseña, guardarlo en la base de datos y enviarlo al correo que hayamos recibido en la petición.<text:bookmark-end text:name="__RefHeading___Toc347_3686475242"/></text:p>
        </text:list-item>
        <text:list-item>
          <text:p text:style-name="P39"><text:bookmark-start text:name="__RefHeading___Toc349_3686475242"/>CambiarContrasena()<text:bookmark-end text:name="__RefHeading___Toc349_3686475242"/></text:p>
        </text:list-item>
      </text:list>
      <text:p text:style-name="P9"><text:bookmark-start text:name="__RefHeading___Toc106_4215757454"/><text:span text:style-name="T8">2</text:span>. Formulario de inicio de sesión<text:bookmark-end text:name="__RefHeading___Toc106_4215757454"/></text:p>
      <text:p text:style-name="P2"><text:bookmark-start text:name="__RefHeading___Toc87_3686475242"/><text:span text:style-name="T8">2</text:span>.1. <text:span text:style-name="T7">Formulario</text:span><text:bookmark-end text:name="__RefHeading___Toc87_3686475242"/></text:p>
      <text:p text:style-name="P2">Campos del formulario para iniciar sesión:</text:p>
      <text:list xml:id="list971975770" text:style-name="L3">
        <text:list-item>
          <text:p text:style-name="P40"><text:span text:style-name="T4">U</text:span>suario (<text:span text:style-name="T1">input</text:span> – <text:span text:style-name="T1">text</text:span>).</text:p>
        </text:list-item>
        <text:list-item>
          <text:p text:style-name="P40">Contraseña (<text:span text:style-name="T1">input</text:span> – <text:span text:style-name="T1">password</text:span>).</text:p>
        </text:list-item>
        <text:list-item>
          <text:p text:style-name="P40">Iniciar sesión (<text:span text:style-name="T1">button</text:span> – <text:span text:style-name="T1">submit</text:span>).</text:p>
        </text:list-item>
      </text:list>
      <text:p text:style-name="P2"/>
      <text:p text:style-name="P2">En el formulario encontraremos un enlace con el texto “He olvidado la contraseña.” que al hacer clic nos cerrará el formulario de iniciar sesión y nos abrirá el formulario de restablecer la contraseña.</text:p>
      <text:p text:style-name="P2"/>
      <text:p text:style-name="P2"><text:bookmark-start text:name="__RefHeading___Toc89_3686475242"/><text:span text:style-name="T8">2</text:span>.2. Controlador y servicio de AngularJs<text:bookmark-end text:name="__RefHeading___Toc89_3686475242"/></text:p>
      <text:p text:style-name="P2">La vista de inicio de sesión</text:p>
      <text:p text:style-name="P2">Cuando el usuario especifique su nombre de usuario y su contraseña tendrá que hacer clic al botón “Iniciar sesión” para hacer una llamada al servidor mediante AJAX.</text:p>
      <text:p text:style-name="P2"/>
      <text:p text:style-name="P2"/>
      <text:p text:style-name="P2"/>
      <text:p text:style-name="P2"/>
      <text:p text:style-name="P2"/>
      <text:p text:style-name="P2"/>
      <text:p text:style-name="P2">El servidor recibirá un objeto de tipo Usuario, el cual contendrá los siguientes campos:</text:p>
      <text:list xml:id="list134030564648133" text:continue-list="list134029206163455" text:style-name="L1">
        <text:list-item>
          <text:p text:style-name="P33">Usuario (<text:span text:style-name="T1">string</text:span>).</text:p>
        </text:list-item>
        <text:list-item>
          <text:p text:style-name="P33">Contrasena (<text:span text:style-name="T1">string</text:span>).</text:p>
        </text:list-item>
      </text:list>
      <text:p text:style-name="P2"><text:s/></text:p>
      <text:p text:style-name="P2">Una vez que el servidor tenga los datos del usuario tendrá que hacer una consulta a la base de datos para comprobar que el usuario está registrado en el sistema. Para ello se tendrá que hacer un <text:span text:style-name="T1">SELECT</text:span> que compruebe que el nombre de usuario y la contraseña sean iguales a algún registro de la tabla Usuarios.</text:p>
      <text:p text:style-name="P2"/>
      <text:p text:style-name="P2">NOTA: El diagrama de la base de datos se encuentra en el fichero “<text:span text:style-name="T5">diagramas_db.dia</text:span>”.</text:p>
      <text:p text:style-name="P2"/>
      <text:p text:style-name="P2">Si el usuario y la contraseña con correctos el servidor devolverá una respuesta de tipo DatosRespuesta, la cual contendrá los siguientes campos:</text:p>
      <text:list xml:id="list1734060250" text:style-name="L4">
        <text:list-item>
          <text:p text:style-name="P41">Estado (int).</text:p>
        </text:list-item>
        <text:list-item>
          <text:p text:style-name="P41"><text:soft-page-break/>Error (bool).</text:p>
        </text:list-item>
        <text:list-item>
          <text:p text:style-name="P41">Mensajes (List&lt;string&gt;).</text:p>
        </text:list-item>
        <text:list-item>
          <text:p text:style-name="P41">Datos (object).</text:p>
        </text:list-item>
      </text:list>
      <text:p text:style-name="P2">Este objeto DatosRespuesta que se devolverá cuando la autenticación haya sido correcta tendrá los siguientes valores:</text:p>
      <text:list xml:id="list2319995147" text:style-name="L5">
        <text:list-item>
          <text:p text:style-name="P42">Estado = 200.</text:p>
        </text:list-item>
        <text:list-item>
          <text:p text:style-name="P42">Error = false.</text:p>
        </text:list-item>
        <text:list-item>
          <text:p text:style-name="P42">Mensajes = [“Autenticación correcta.”].</text:p>
        </text:list-item>
        <text:list-item>
          <text:p text:style-name="P42">Datos = {ruta = “/Home/Index”}.</text:p>
        </text:list-item>
      </text:list>
      <text:p text:style-name="P2"/>
      <text:p text:style-name="P2">Tal y como vemos en los datos de la respuesta, devolverá un estado 200 (que todo ha ido correcto), que no hay errores, un mensaje que nos indica que la autenticación ha sido correcta y finalmente en los datos nos devolverá una ruta. Esta ruta le servirá a AngularJs para hacer la redirección <text:span text:style-name="T6">(en este caso a la vista Home) cuando el usuario se haya autenticado correct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05:08.403000000</meta:creation-date>
    <dc:date>2019-05-18T13:40:27.083000000</dc:date>
    <meta:editing-duration>PT4H46M57S</meta:editing-duration>
    <meta:editing-cycles>97</meta:editing-cycles>
    <meta:generator>LibreOffice/6.0.6.2$Windows_X86_64 LibreOffice_project/0c292870b25a325b5ed35f6b45599d2ea4458e77</meta:generator>
    <meta:document-statistic meta:table-count="0" meta:image-count="0" meta:object-count="0" meta:page-count="15" meta:paragraph-count="309" meta:word-count="2681" meta:character-count="16930" meta:non-whitespace-character-count="14654"/>
  </office:meta>
</office:document-meta>
</file>